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7783in"/>
    </style:style>
    <style:style style:name="co3" style:family="table-column">
      <style:table-column-properties fo:break-before="auto" style:column-width="1.5819in"/>
    </style:style>
    <style:style style:name="co4" style:family="table-column">
      <style:table-column-properties fo:break-before="auto" style:column-width="1.7571in"/>
    </style:style>
    <style:style style:name="co5" style:family="table-column">
      <style:table-column-properties fo:break-before="auto" style:column-width="1.5602in"/>
    </style:style>
    <style:style style:name="co6" style:family="table-column">
      <style:table-column-properties fo:break-before="auto" style:column-width="2.2402in"/>
    </style:style>
    <style:style style:name="co7" style:family="table-column">
      <style:table-column-properties fo:break-before="auto" style:column-width="2.4866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0.8035in"/>
    </style:style>
    <style:style style:name="co12" style:family="table-column">
      <style:table-column-properties fo:break-before="auto" style:column-width="0.7181in"/>
    </style:style>
    <style:style style:name="co13" style:family="table-column">
      <style:table-column-properties fo:break-before="auto" style:column-width="0.6429in"/>
    </style:style>
    <style:style style:name="co14" style:family="table-column">
      <style:table-column-properties fo:break-before="auto" style:column-width="1.0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loext:min-decimal-places="2" number:grouping="true"/>
    </number:number-style>
    <style:style style:name="ce1" style:family="table-cell" style:parent-style-name="Default" style:data-style-name="N5"/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 style:data-style-name="N5">
      <style:table-cell-properties fo:wrap-option="wrap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30">
      <style:table-cell-properties style:text-align-source="fix" style:repeat-content="false" fo:wrap-option="wrap"/>
      <style:paragraph-properties fo:text-align="start" fo:margin-left="0in"/>
    </style:style>
    <style:style style:name="ce12" style:family="table-cell" style:parent-style-name="Default" style:data-style-name="N129">
      <style:table-cell-properties style:text-align-source="fix" style:repeat-content="false" fo:wrap-option="wrap"/>
      <style:paragraph-properties fo:text-align="start" fo:margin-left="0in"/>
    </style:style>
    <style:style style:name="ce13" style:family="table-cell" style:parent-style-name="Default" style:data-style-name="N129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3" table:default-cell-style-name="ce1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AWS aligner (without FaaS)</text:p>
          </table:table-cell>
          <table:table-cell office:value-type="string" calcext:value-type="string">
            <text:p>AWS aligner (with FaaS)</text:p>
          </table:table-cell>
          <table:table-cell office:value-type="string" calcext:value-type="string">
            <text:p>GCP aligner (without FaaS)</text:p>
          </table:table-cell>
          <table:table-cell office:value-type="string" calcext:value-type="string">
            <text:p>GCP aligner (with FaaS)</text:p>
          </table:table-cell>
          <table:table-cell office:value-type="string" calcext:value-type="string">
            <text:p>Azure aligner (without FaaS)</text:p>
          </table:table-cell>
          <table:table-cell office:value-type="string" calcext:value-type="string">
            <text:p>Azure aligner (with FaaS)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.00</text:p>
          </table:table-cell>
          <table:table-cell table:style-name="Default" office:value-type="float" office:value="447.866666666667" calcext:value-type="float">
            <text:p>447.866666666667</text:p>
          </table:table-cell>
          <table:table-cell table:style-name="Default" office:value-type="float" office:value="7144.26666666667" calcext:value-type="float">
            <text:p>7144.26666666667</text:p>
          </table:table-cell>
          <table:table-cell table:style-name="Default" office:value-type="float" office:value="468.066666666667" calcext:value-type="float">
            <text:p>468.066666666667</text:p>
          </table:table-cell>
          <table:table-cell table:style-name="Default" office:value-type="float" office:value="2039.8" calcext:value-type="float">
            <text:p>2039.8</text:p>
          </table:table-cell>
          <table:table-cell table:style-name="Default" office:value-type="float" office:value="505.133333333333" calcext:value-type="float">
            <text:p>505.133333333333</text:p>
          </table:table-cell>
          <table:table-cell table:style-name="Default" office:value-type="float" office:value="602.966666666667" calcext:value-type="float">
            <text:p>602.96666666666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.00</text:p>
          </table:table-cell>
          <table:table-cell table:style-name="Default" office:value-type="float" office:value="498.583333333333" calcext:value-type="float">
            <text:p>498.583333333333</text:p>
          </table:table-cell>
          <table:table-cell table:style-name="Default" office:value-type="float" office:value="3523.63333333333" calcext:value-type="float">
            <text:p>3523.63333333333</text:p>
          </table:table-cell>
          <table:table-cell table:style-name="Default" office:value-type="float" office:value="489.433333333333" calcext:value-type="float">
            <text:p>489.433333333333</text:p>
          </table:table-cell>
          <table:table-cell table:style-name="Default" office:value-type="float" office:value="2032.58333333333" calcext:value-type="float">
            <text:p>2032.58333333333</text:p>
          </table:table-cell>
          <table:table-cell table:style-name="Default" office:value-type="float" office:value="532.816666666667" calcext:value-type="float">
            <text:p>532.816666666667</text:p>
          </table:table-cell>
          <table:table-cell table:style-name="Default" office:value-type="float" office:value="641.65" calcext:value-type="float">
            <text:p>641.65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.00</text:p>
          </table:table-cell>
          <table:table-cell table:style-name="Default" office:value-type="float" office:value="553.758333333333" calcext:value-type="float">
            <text:p>553.758333333333</text:p>
          </table:table-cell>
          <table:table-cell table:style-name="Default" office:value-type="float" office:value="3780.84166666667" calcext:value-type="float">
            <text:p>3780.84166666667</text:p>
          </table:table-cell>
          <table:table-cell table:style-name="Default" office:value-type="float" office:value="536.808333333333" calcext:value-type="float">
            <text:p>536.808333333333</text:p>
          </table:table-cell>
          <table:table-cell table:style-name="Default" office:value-type="float" office:value="2101.975" calcext:value-type="float">
            <text:p>2101.975</text:p>
          </table:table-cell>
          <table:table-cell table:style-name="Default" office:value-type="float" office:value="578.266666666667" calcext:value-type="float">
            <text:p>578.266666666667</text:p>
          </table:table-cell>
          <table:table-cell table:style-name="Default" office:value-type="float" office:value="664.141666666667" calcext:value-type="float">
            <text:p>664.141666666667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.00</text:p>
          </table:table-cell>
          <table:table-cell table:style-name="Default" office:value-type="float" office:value="699.883333333333" calcext:value-type="float">
            <text:p>699.883333333333</text:p>
          </table:table-cell>
          <table:table-cell table:style-name="Default" office:value-type="float" office:value="2963.575" calcext:value-type="float">
            <text:p>2963.575</text:p>
          </table:table-cell>
          <table:table-cell table:style-name="Default" office:value-type="float" office:value="644.933333333333" calcext:value-type="float">
            <text:p>644.933333333333</text:p>
          </table:table-cell>
          <table:table-cell table:style-name="Default" office:value-type="float" office:value="2077.59166666667" calcext:value-type="float">
            <text:p>2077.59166666667</text:p>
          </table:table-cell>
          <table:table-cell table:style-name="Default" office:value-type="float" office:value="691.925" calcext:value-type="float">
            <text:p>691.925</text:p>
          </table:table-cell>
          <table:table-cell table:style-name="Default" office:value-type="float" office:value="671.95" calcext:value-type="float">
            <text:p>671.95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.00</text:p>
          </table:table-cell>
          <table:table-cell table:style-name="Default" office:value-type="float" office:value="983.610416666667" calcext:value-type="float">
            <text:p>983.610416666667</text:p>
          </table:table-cell>
          <table:table-cell table:style-name="Default" office:value-type="float" office:value="2028.51666666667" calcext:value-type="float">
            <text:p>2028.51666666667</text:p>
          </table:table-cell>
          <table:table-cell table:style-name="Default" office:value-type="float" office:value="868.241666666667" calcext:value-type="float">
            <text:p>868.241666666667</text:p>
          </table:table-cell>
          <table:table-cell table:style-name="Default" office:value-type="float" office:value="2108.28541666667" calcext:value-type="float">
            <text:p>2108.28541666667</text:p>
          </table:table-cell>
          <table:table-cell table:style-name="Default" office:value-type="float" office:value="895.855603448276" calcext:value-type="float">
            <text:p>895.855603448276</text:p>
          </table:table-cell>
          <table:table-cell table:style-name="Default" office:value-type="float" office:value="714.104166666667" calcext:value-type="float">
            <text:p>714.104166666667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.00</text:p>
          </table:table-cell>
          <table:table-cell table:style-name="Default" office:value-type="float" office:value="1494.81875" calcext:value-type="float">
            <text:p>1494.81875</text:p>
          </table:table-cell>
          <table:table-cell table:style-name="Default" office:value-type="float" office:value="1590.47395833333" calcext:value-type="float">
            <text:p>1590.47395833333</text:p>
          </table:table-cell>
          <table:table-cell table:style-name="Default" office:value-type="float" office:value="1303.3125" calcext:value-type="float">
            <text:p>1303.3125</text:p>
          </table:table-cell>
          <table:table-cell table:style-name="Default" office:value-type="float" office:value="2154.23645833333" calcext:value-type="float">
            <text:p>2154.23645833333</text:p>
          </table:table-cell>
          <table:table-cell table:style-name="Default" office:value-type="float" office:value="1322.29583333333" calcext:value-type="float">
            <text:p>1322.29583333333</text:p>
          </table:table-cell>
          <table:table-cell table:style-name="Default" office:value-type="float" office:value="802.264583333333" calcext:value-type="float">
            <text:p>802.264583333333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.00</text:p>
          </table:table-cell>
          <table:table-cell table:style-name="Default" office:value-type="float" office:value="2425.09166666667" calcext:value-type="float">
            <text:p>2425.09166666667</text:p>
          </table:table-cell>
          <table:table-cell table:style-name="Default" office:value-type="float" office:value="7340.953125" calcext:value-type="float">
            <text:p>7340.953125</text:p>
          </table:table-cell>
          <table:table-cell table:style-name="Default" office:value-type="float" office:value="2187.075" calcext:value-type="float">
            <text:p>2187.075</text:p>
          </table:table-cell>
          <table:table-cell table:style-name="Default" office:value-type="float" office:value="2275.4421875" calcext:value-type="float">
            <text:p>2275.4421875</text:p>
          </table:table-cell>
          <table:table-cell table:style-name="Default" office:value-type="float" office:value="2155.49114583333" calcext:value-type="float">
            <text:p>2155.49114583333</text:p>
          </table:table-cell>
          <table:table-cell table:style-name="Default" office:value-type="float" office:value="1021.34657605855" calcext:value-type="float">
            <text:p>1021.34657605855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.00</text:p>
          </table:table-cell>
          <table:table-cell table:style-name="Default" office:value-type="float" office:value="4379.37734375" calcext:value-type="float">
            <text:p>4379.37734375</text:p>
          </table:table-cell>
          <table:table-cell table:style-name="Default" office:value-type="float" office:value="6747.58974358974" calcext:value-type="float">
            <text:p>6747.58974358974</text:p>
          </table:table-cell>
          <table:table-cell table:style-name="Default" office:value-type="float" office:value="3881.08072916667" calcext:value-type="float">
            <text:p>3881.08072916667</text:p>
          </table:table-cell>
          <table:table-cell table:style-name="Default" office:value-type="float" office:value="2371.86692708333" calcext:value-type="float">
            <text:p>2371.86692708333</text:p>
          </table:table-cell>
          <table:table-cell table:style-name="Default" office:value-type="float" office:value="3831.16119791667" calcext:value-type="float">
            <text:p>3831.16119791667</text:p>
          </table:table-cell>
          <table:table-cell table:style-name="Default" office:value-type="float" office:value="1375.92540483143" calcext:value-type="float">
            <text:p>1375.92540483143</text:p>
          </table:table-cell>
          <table:table-cell table:number-columns-repeated="13"/>
        </table:table-row>
        <table:table-row table:style-name="ro1">
          <table:table-cell office:value-type="float" office:value="256" calcext:value-type="float">
            <text:p>256.00</text:p>
          </table:table-cell>
          <table:table-cell table:style-name="Default" office:value-type="float" office:value="6275.91957978627" calcext:value-type="float">
            <text:p>6275.91957978627</text:p>
          </table:table-cell>
          <table:table-cell table:style-name="Default" office:value-type="float" office:value="6430.90359168242" calcext:value-type="float">
            <text:p>6430.90359168242</text:p>
          </table:table-cell>
          <table:table-cell table:style-name="Default" office:value-type="float" office:value="6946.93839753053" calcext:value-type="float">
            <text:p>6946.93839753053</text:p>
          </table:table-cell>
          <table:table-cell table:style-name="Default" office:value-type="float" office:value="2627.13658854167" calcext:value-type="float">
            <text:p>2627.13658854167</text:p>
          </table:table-cell>
          <table:table-cell table:style-name="Default" office:value-type="float" office:value="5762.93615214807" calcext:value-type="float">
            <text:p>5762.93615214807</text:p>
          </table:table-cell>
          <table:table-cell table:style-name="Default" office:value-type="float" office:value="2419.30635460251" calcext:value-type="float">
            <text:p>2419.30635460251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.00</text:p>
          </table:table-cell>
          <table:table-cell table:style-name="Default" office:value-type="float" office:value="10871.8211682287" calcext:value-type="float">
            <text:p>10871.8211682287</text:p>
          </table:table-cell>
          <table:table-cell table:style-name="Default" office:value-type="float" office:value="10157.897414966" calcext:value-type="float">
            <text:p>10157.897414966</text:p>
          </table:table-cell>
          <table:table-cell table:style-name="Default" office:value-type="float" office:value="12573.2638693326" calcext:value-type="float">
            <text:p>12573.2638693326</text:p>
          </table:table-cell>
          <table:table-cell table:style-name="Default" office:value-type="float" office:value="3050.38236253343" calcext:value-type="float">
            <text:p>3050.38236253343</text:p>
          </table:table-cell>
          <table:table-cell table:style-name="Default" office:value-type="float" office:value="9569.06843588996" calcext:value-type="float">
            <text:p>9569.06843588996</text:p>
          </table:table-cell>
          <table:table-cell table:style-name="Default" office:value-type="float" office:value="3246.07602671593" calcext:value-type="float">
            <text:p>3246.07602671593</text:p>
          </table:table-cell>
          <table:table-cell table:number-columns-repeated="13"/>
        </table:table-row>
        <table:table-row table:style-name="ro1" table:number-rows-repeated="9">
          <table:table-cell table:number-columns-repeated="20"/>
        </table:table-row>
        <table:table-row table:style-name="ro1">
          <table:table-cell table:number-columns-repeated="5"/>
          <table:table-cell>
            <draw:frame table:end-cell-address="time.Q55" table:end-x="0.165in" table:end-y="0.0539in" draw:z-index="0" draw:style-name="gr1" draw:text-style-name="P1" svg:width="11.3181in" svg:height="6.0224in" svg:x="1.6055in" svg:y="0.076in">
              <draw:object draw:notify-on-update-of-ranges="time.A2:time.A11 time.B1:time.B1 time.B2:time.B11 time.C1:time.C1 time.C2:time.C11 time.D1:time.D1 time.D2:time.D11 time.E1:time.E1 time.E2:time.E11 time.F1:time.F1 time.F2:time.F11 time.G1:time.G1 time.G2:time.G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104855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ailure-line" table:style-name="ta1" table:print="false"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category</text:p>
          </table:table-cell>
          <table:table-cell table:style-name="ce1" office:value-type="string" calcext:value-type="string">
            <text:p>AWS aligner (without FaaS)</text:p>
          </table:table-cell>
          <table:table-cell table:style-name="ce1" office:value-type="string" calcext:value-type="string">
            <text:p>AWS aligner (with FaaS)</text:p>
          </table:table-cell>
          <table:table-cell table:style-name="ce1" office:value-type="string" calcext:value-type="string">
            <text:p>GCP aligner (without FaaS)</text:p>
          </table:table-cell>
          <table:table-cell table:style-name="ce1" office:value-type="string" calcext:value-type="string">
            <text:p>GCP aligner (with FaaS)</text:p>
          </table:table-cell>
          <table:table-cell table:style-name="ce1" office:value-type="string" calcext:value-type="string">
            <text:p>Azure aligner (without FaaS)</text:p>
          </table:table-cell>
          <table:table-cell table:style-name="ce1" office:value-type="string" calcext:value-type="string">
            <text:p>Azure aligner (with FaaS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.038961038961" calcext:value-type="float">
            <text:p>11.0389610389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.1119791666667" calcext:value-type="float">
            <text:p>28.1119791666667</text:p>
          </table:table-cell>
          <table:table-cell office:value-type="float" office:value="35.8343337334934" calcext:value-type="float">
            <text:p>35.8343337334934</text:p>
          </table:table-cell>
          <table:table-cell office:value-type="float" office:value="2.98177083333333" calcext:value-type="float">
            <text:p>2.98177083333333</text:p>
          </table:table-cell>
          <table:table-cell office:value-type="float" office:value="0" calcext:value-type="float">
            <text:p>0</text:p>
          </table:table-cell>
          <table:table-cell office:value-type="float" office:value="23.3203125" calcext:value-type="float">
            <text:p>23.3203125</text:p>
          </table:table-cell>
          <table:table-cell office:value-type="float" office:value="0.416666666666667" calcext:value-type="float">
            <text:p>0.4166666666666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1.23046875" calcext:value-type="float">
            <text:p>31.23046875</text:p>
          </table:table-cell>
          <table:table-cell office:value-type="float" office:value="32.0619126589276" calcext:value-type="float">
            <text:p>32.0619126589276</text:p>
          </table:table-cell>
          <table:table-cell office:value-type="float" office:value="7.52604166666667" calcext:value-type="float">
            <text:p>7.52604166666667</text:p>
          </table:table-cell>
          <table:table-cell office:value-type="float" office:value="0.188802083333333" calcext:value-type="float">
            <text:p>0.188802083333333</text:p>
          </table:table-cell>
          <table:table-cell office:value-type="float" office:value="33.02734375" calcext:value-type="float">
            <text:p>33.02734375</text:p>
          </table:table-cell>
          <table:table-cell office:value-type="float" office:value="8.37239583333333" calcext:value-type="float">
            <text:p>8.37239583333333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>
            <draw:frame table:end-cell-address="'failure-line'.K46" table:end-x="0.0614in" table:end-y="0.0154in" draw:z-index="0" draw:style-name="gr1" draw:text-style-name="P1" svg:width="5.0102in" svg:height="6.6386in" svg:x="0.3957in" svg:y="-0.0008in">
              <draw:object draw:notify-on-update-of-ranges="'failure-line'.A2:'failure-line'.A4 'failure-line'.B1:'failure-line'.B1 'failure-line'.B2:'failure-line'.B4 'failure-line'.C1:'failure-line'.C1 'failure-line'.C2:'failure-line'.C4 'failure-line'.D1:'failure-line'.D1 'failure-line'.D2:'failure-line'.D4 'failure-line'.E1:'failure-line'.E1 'failure-line'.E2:'failure-line'.E4 'failure-line'.F1:'failure-line'.F1 'failure-line'.F2:'failure-line'.F4 'failure-line'.G1:'failure-line'.G1 'failure-line'.G2:'failure-line'.G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</table:table>
      <table:table table:name="failure-pie" table:style-name="ta1" table:print="false">
        <table:table-column table:style-name="co8" table:default-cell-style-name="ce1"/>
        <table:table-column table:style-name="co8" table:default-cell-style-name="ce3"/>
        <table:table-column table:style-name="co8" table:number-columns-repeated="5" table:default-cell-style-name="Default"/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value</text:p>
          </table:table-cell>
          <table:table-cell table:number-columns-repeated="4"/>
          <table:table-cell>
            <draw:frame table:end-cell-address="'failure-pie'.L36" table:end-x="0.7343in" table:end-y="0.15in" draw:z-index="0" draw:style-name="gr1" draw:text-style-name="P1" svg:width="5.002in" svg:height="6.4894in" svg:x="0.1803in" svg:y="0in">
              <draw:object draw:notify-on-update-of-ranges="'failure-pie'.A2:'failure-pie'.A7 'failure-pie'.B1:'failure-pie'.B1 'failure-pie'.B2:'failure-pie'.B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office:value-type="string" calcext:value-type="string">
            <text:p>AWS aligner (without FaaS)</text:p>
          </table:table-cell>
          <table:table-cell office:value-type="float" office:value="6956" calcext:value-type="float">
            <text:p>69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 aligner (with FaaS)</text:p>
          </table:table-cell>
          <table:table-cell office:value-type="float" office:value="2371" calcext:value-type="float">
            <text:p>237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CP aligner (without FaaS)</text:p>
          </table:table-cell>
          <table:table-cell office:value-type="float" office:value="1385" calcext:value-type="float">
            <text:p>13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CP aligner (with FaaS)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zure aligner (without FaaS)</text:p>
          </table:table-cell>
          <table:table-cell office:value-type="float" office:value="6864" calcext:value-type="float">
            <text:p>68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zure aligner (with FaaS)</text:p>
          </table:table-cell>
          <table:table-cell office:value-type="float" office:value="1318" calcext:value-type="float">
            <text:p>1318</text:p>
          </table:table-cell>
          <table:table-cell table:number-columns-repeated="5"/>
        </table:table-row>
      </table:table>
      <table:table table:name="costs" table:style-name="ta1">
        <table:shapes>
          <draw:frame draw:z-index="0" draw:style-name="gr1" draw:text-style-name="P1" svg:width="9.263in" svg:height="4.1898in" svg:x="4.2461in" svg:y="10.8374in">
            <draw:object draw:notify-on-update-of-ranges="costs.A37:costs.A37 costs.A38:costs.A47 costs.B37:costs.B37 costs.B38:costs.B47 costs.C37:costs.C37 costs.C38:costs.C47 costs.D37:costs.D37 costs.D38:costs.D47 costs.E37:costs.E37 costs.E38:costs.E47 costs.F37:costs.F37 costs.F38:costs.F47 costs.G37:costs.G37 costs.G38:costs.G4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9" table:number-columns-repeated="1018" table:default-cell-style-name="ce7"/>
        <table:table-row table:style-name="ro3">
          <table:table-cell office:value-type="string" calcext:value-type="string">
            <text:p>provider</text:p>
          </table:table-cell>
          <table:table-cell office:value-type="string" calcext:value-type="string">
            <text:p>instance </text:p>
          </table:table-cell>
          <table:table-cell office:value-type="string" calcext:value-type="string">
            <text:p>Instance cost per minute ($)</text:p>
          </table:table-cell>
          <table:table-cell office:value-type="string" calcext:value-type="string">
            <text:p>FaaS</text:p>
          </table:table-cell>
          <table:table-cell office:value-type="string" calcext:value-type="string">
            <text:p>FaaS cost per minute ($)</text:p>
          </table:table-cell>
          <table:table-cell office:value-type="string" calcext:value-type="string">
            <text:p>FaaS cost per request ($)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WS</text:p>
          </table:table-cell>
          <table:table-cell office:value-type="string" calcext:value-type="string">
            <text:p>t3a.xlarge</text:p>
          </table:table-cell>
          <table:table-cell table:formula="of:=0.3328/60" office:value-type="float" office:value="0.00554666666666667" calcext:value-type="float">
            <text:p>0.005546666666667</text:p>
          </table:table-cell>
          <table:table-cell office:value-type="string" calcext:value-type="string">
            <text:p>x86 128MB</text:p>
          </table:table-cell>
          <table:table-cell table:formula="of:=0.0000166667*0.125*60" office:value-type="float" office:value="0.00012500025" calcext:value-type="float">
            <text:p>0.00012500025</text:p>
          </table:table-cell>
          <table:table-cell table:formula="of:=0.2/1000000" office:value-type="float" office:value="0.0000002" calcext:value-type="float">
            <text:p>2E-07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GCP</text:p>
          </table:table-cell>
          <table:table-cell office:value-type="string" calcext:value-type="string">
            <text:p>e2-standard-4</text:p>
          </table:table-cell>
          <table:table-cell table:formula="of:=0.15518/60" office:value-type="float" office:value="0.00258633333333333" calcext:value-type="float">
            <text:p>0.002586333333333</text:p>
          </table:table-cell>
          <table:table-cell office:value-type="string" calcext:value-type="string">
            <text:p><text:s/>128MB</text:p>
          </table:table-cell>
          <table:table-cell table:formula="of:=0.000000231*10*60" office:value-type="float" office:value="0.0001386" calcext:value-type="float">
            <text:p>0.0001386</text:p>
          </table:table-cell>
          <table:table-cell table:formula="of:=0.4/1000000" office:value-type="float" office:value="0.0000004" calcext:value-type="float">
            <text:p>4E-07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zure</text:p>
          </table:table-cell>
          <table:table-cell table:style-name="ce10" office:value-type="string" calcext:value-type="string">
            <text:p>Standard_D4s_v3</text:p>
          </table:table-cell>
          <table:table-cell table:formula="of:=0.234/60" office:value-type="float" office:value="0.0039" calcext:value-type="float">
            <text:p>0.0039</text:p>
          </table:table-cell>
          <table:table-cell office:value-type="string" calcext:value-type="string">
            <text:p>128MB</text:p>
          </table:table-cell>
          <table:table-cell table:formula="of:=0.000016*0.125*60" office:value-type="float" office:value="0.00012" calcext:value-type="float">
            <text:p>0.00012</text:p>
          </table:table-cell>
          <table:table-cell table:formula="of:=0.2/1000000" office:value-type="float" office:value="0.0000002" calcext:value-type="float">
            <text:p>2E-07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7" table:number-rows-spanned="1">
            <text:p>Seconds</text:p>
          </table:table-cell>
          <table:covered-table-cell table:number-columns-repeated="6"/>
          <table:table-cell table:number-columns-repeated="1017"/>
        </table:table-row>
        <table:table-row table:style-name="ro3">
          <table:table-cell table:style-name="ce9" office:value-type="string" calcext:value-type="string">
            <text:p>category</text:p>
          </table:table-cell>
          <table:table-cell table:style-name="ce9" office:value-type="string" calcext:value-type="string">
            <text:p>AWS aligner (without FaaS)</text:p>
          </table:table-cell>
          <table:table-cell table:style-name="ce9" office:value-type="string" calcext:value-type="string">
            <text:p>AWS aligner (with FaaS)</text:p>
          </table:table-cell>
          <table:table-cell table:style-name="ce9" office:value-type="string" calcext:value-type="string">
            <text:p>GCP aligner (without FaaS)</text:p>
          </table:table-cell>
          <table:table-cell table:style-name="ce9" office:value-type="string" calcext:value-type="string">
            <text:p>GCP aligner (with FaaS)</text:p>
          </table:table-cell>
          <table:table-cell table:style-name="ce9" office:value-type="string" calcext:value-type="string">
            <text:p>Azure aligner (without FaaS)</text:p>
          </table:table-cell>
          <table:table-cell table:style-name="ce9" office:value-type="string" calcext:value-type="string">
            <text:p>Azure aligner (with FaaS)</text:p>
          </table:table-cell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.00</text:p>
          </table:table-cell>
          <table:table-cell table:style-name="ce11" office:value-type="float" office:value="447.866666666667" calcext:value-type="float">
            <text:p>447.9</text:p>
          </table:table-cell>
          <table:table-cell table:style-name="ce11" office:value-type="float" office:value="7144.26666666667" calcext:value-type="float">
            <text:p>7144.3</text:p>
          </table:table-cell>
          <table:table-cell table:style-name="ce11" office:value-type="float" office:value="468.066666666667" calcext:value-type="float">
            <text:p>468.1</text:p>
          </table:table-cell>
          <table:table-cell table:style-name="ce11" office:value-type="float" office:value="2039.8" calcext:value-type="float">
            <text:p>2039.8</text:p>
          </table:table-cell>
          <table:table-cell table:style-name="ce11" office:value-type="float" office:value="505.133333333333" calcext:value-type="float">
            <text:p>505.1</text:p>
          </table:table-cell>
          <table:table-cell table:style-name="ce11" office:value-type="float" office:value="602.966666666667" calcext:value-type="float">
            <text:p>603.0</text:p>
          </table:table-cell>
          <table:table-cell table:number-columns-repeated="1017"/>
        </table:table-row>
        <table:table-row table:style-name="ro1">
          <table:table-cell table:style-name="ce9" office:value-type="float" office:value="2" calcext:value-type="float">
            <text:p>2.00</text:p>
          </table:table-cell>
          <table:table-cell table:style-name="ce11" office:value-type="float" office:value="498.583333333333" calcext:value-type="float">
            <text:p>498.6</text:p>
          </table:table-cell>
          <table:table-cell table:style-name="ce11" office:value-type="float" office:value="3523.63333333333" calcext:value-type="float">
            <text:p>3523.6</text:p>
          </table:table-cell>
          <table:table-cell table:style-name="ce11" office:value-type="float" office:value="489.433333333333" calcext:value-type="float">
            <text:p>489.4</text:p>
          </table:table-cell>
          <table:table-cell table:style-name="ce11" office:value-type="float" office:value="2032.58333333333" calcext:value-type="float">
            <text:p>2032.6</text:p>
          </table:table-cell>
          <table:table-cell table:style-name="ce11" office:value-type="float" office:value="532.816666666667" calcext:value-type="float">
            <text:p>532.8</text:p>
          </table:table-cell>
          <table:table-cell table:style-name="ce11" office:value-type="float" office:value="641.65" calcext:value-type="float">
            <text:p>641.7</text:p>
          </table:table-cell>
          <table:table-cell table:number-columns-repeated="1017"/>
        </table:table-row>
        <table:table-row table:style-name="ro1">
          <table:table-cell table:style-name="ce9" office:value-type="float" office:value="4" calcext:value-type="float">
            <text:p>4.00</text:p>
          </table:table-cell>
          <table:table-cell table:style-name="ce11" office:value-type="float" office:value="553.758333333333" calcext:value-type="float">
            <text:p>553.8</text:p>
          </table:table-cell>
          <table:table-cell table:style-name="ce11" office:value-type="float" office:value="3780.84166666667" calcext:value-type="float">
            <text:p>3780.8</text:p>
          </table:table-cell>
          <table:table-cell table:style-name="ce11" office:value-type="float" office:value="536.808333333333" calcext:value-type="float">
            <text:p>536.8</text:p>
          </table:table-cell>
          <table:table-cell table:style-name="ce11" office:value-type="float" office:value="2101.975" calcext:value-type="float">
            <text:p>2102.0</text:p>
          </table:table-cell>
          <table:table-cell table:style-name="ce11" office:value-type="float" office:value="578.266666666667" calcext:value-type="float">
            <text:p>578.3</text:p>
          </table:table-cell>
          <table:table-cell table:style-name="ce11" office:value-type="float" office:value="664.141666666667" calcext:value-type="float">
            <text:p>664.1</text:p>
          </table:table-cell>
          <table:table-cell table:number-columns-repeated="1017"/>
        </table:table-row>
        <table:table-row table:style-name="ro1">
          <table:table-cell table:style-name="ce9" office:value-type="float" office:value="8" calcext:value-type="float">
            <text:p>8.00</text:p>
          </table:table-cell>
          <table:table-cell table:style-name="ce11" office:value-type="float" office:value="699.883333333333" calcext:value-type="float">
            <text:p>699.9</text:p>
          </table:table-cell>
          <table:table-cell table:style-name="ce11" office:value-type="float" office:value="2963.575" calcext:value-type="float">
            <text:p>2963.6</text:p>
          </table:table-cell>
          <table:table-cell table:style-name="ce11" office:value-type="float" office:value="644.933333333333" calcext:value-type="float">
            <text:p>644.9</text:p>
          </table:table-cell>
          <table:table-cell table:style-name="ce11" office:value-type="float" office:value="2077.59166666667" calcext:value-type="float">
            <text:p>2077.6</text:p>
          </table:table-cell>
          <table:table-cell table:style-name="ce11" office:value-type="float" office:value="691.925" calcext:value-type="float">
            <text:p>691.9</text:p>
          </table:table-cell>
          <table:table-cell table:style-name="ce11" office:value-type="float" office:value="671.95" calcext:value-type="float">
            <text:p>672.0</text:p>
          </table:table-cell>
          <table:table-cell table:number-columns-repeated="1017"/>
        </table:table-row>
        <table:table-row table:style-name="ro1">
          <table:table-cell table:style-name="ce9" office:value-type="float" office:value="16" calcext:value-type="float">
            <text:p>16.00</text:p>
          </table:table-cell>
          <table:table-cell table:style-name="ce11" office:value-type="float" office:value="983.610416666667" calcext:value-type="float">
            <text:p>983.6</text:p>
          </table:table-cell>
          <table:table-cell table:style-name="ce11" office:value-type="float" office:value="2028.51666666667" calcext:value-type="float">
            <text:p>2028.5</text:p>
          </table:table-cell>
          <table:table-cell table:style-name="ce11" office:value-type="float" office:value="868.241666666667" calcext:value-type="float">
            <text:p>868.2</text:p>
          </table:table-cell>
          <table:table-cell table:style-name="ce11" office:value-type="float" office:value="2108.28541666667" calcext:value-type="float">
            <text:p>2108.3</text:p>
          </table:table-cell>
          <table:table-cell table:style-name="ce11" office:value-type="float" office:value="895.855603448276" calcext:value-type="float">
            <text:p>895.9</text:p>
          </table:table-cell>
          <table:table-cell table:style-name="ce11" office:value-type="float" office:value="714.104166666667" calcext:value-type="float">
            <text:p>714.1</text:p>
          </table:table-cell>
          <table:table-cell table:number-columns-repeated="1017"/>
        </table:table-row>
        <table:table-row table:style-name="ro1">
          <table:table-cell table:style-name="ce9" office:value-type="float" office:value="32" calcext:value-type="float">
            <text:p>32.00</text:p>
          </table:table-cell>
          <table:table-cell table:style-name="ce11" office:value-type="float" office:value="1494.81875" calcext:value-type="float">
            <text:p>1494.8</text:p>
          </table:table-cell>
          <table:table-cell table:style-name="ce11" office:value-type="float" office:value="1590.47395833333" calcext:value-type="float">
            <text:p>1590.5</text:p>
          </table:table-cell>
          <table:table-cell table:style-name="ce11" office:value-type="float" office:value="1303.3125" calcext:value-type="float">
            <text:p>1303.3</text:p>
          </table:table-cell>
          <table:table-cell table:style-name="ce11" office:value-type="float" office:value="2154.23645833333" calcext:value-type="float">
            <text:p>2154.2</text:p>
          </table:table-cell>
          <table:table-cell table:style-name="ce11" office:value-type="float" office:value="1322.29583333333" calcext:value-type="float">
            <text:p>1322.3</text:p>
          </table:table-cell>
          <table:table-cell table:style-name="ce11" office:value-type="float" office:value="802.264583333333" calcext:value-type="float">
            <text:p>802.3</text:p>
          </table:table-cell>
          <table:table-cell table:number-columns-repeated="1017"/>
        </table:table-row>
        <table:table-row table:style-name="ro1">
          <table:table-cell table:style-name="ce9" office:value-type="float" office:value="64" calcext:value-type="float">
            <text:p>64.00</text:p>
          </table:table-cell>
          <table:table-cell table:style-name="ce11" office:value-type="float" office:value="2425.09166666667" calcext:value-type="float">
            <text:p>2425.1</text:p>
          </table:table-cell>
          <table:table-cell table:style-name="ce11" office:value-type="float" office:value="7340.953125" calcext:value-type="float">
            <text:p>7341.0</text:p>
          </table:table-cell>
          <table:table-cell table:style-name="ce11" office:value-type="float" office:value="2187.075" calcext:value-type="float">
            <text:p>2187.1</text:p>
          </table:table-cell>
          <table:table-cell table:style-name="ce11" office:value-type="float" office:value="2275.4421875" calcext:value-type="float">
            <text:p>2275.4</text:p>
          </table:table-cell>
          <table:table-cell table:style-name="ce11" office:value-type="float" office:value="2155.49114583333" calcext:value-type="float">
            <text:p>2155.5</text:p>
          </table:table-cell>
          <table:table-cell table:style-name="ce11" office:value-type="float" office:value="1021.34657605855" calcext:value-type="float">
            <text:p>1021.3</text:p>
          </table:table-cell>
          <table:table-cell table:number-columns-repeated="1017"/>
        </table:table-row>
        <table:table-row table:style-name="ro1">
          <table:table-cell table:style-name="ce9" office:value-type="float" office:value="128" calcext:value-type="float">
            <text:p>128.00</text:p>
          </table:table-cell>
          <table:table-cell table:style-name="ce11" office:value-type="float" office:value="4379.37734375" calcext:value-type="float">
            <text:p>4379.4</text:p>
          </table:table-cell>
          <table:table-cell table:style-name="ce11" office:value-type="float" office:value="6747.58974358974" calcext:value-type="float">
            <text:p>6747.6</text:p>
          </table:table-cell>
          <table:table-cell table:style-name="ce11" office:value-type="float" office:value="3881.08072916667" calcext:value-type="float">
            <text:p>3881.1</text:p>
          </table:table-cell>
          <table:table-cell table:style-name="ce11" office:value-type="float" office:value="2371.86692708333" calcext:value-type="float">
            <text:p>2371.9</text:p>
          </table:table-cell>
          <table:table-cell table:style-name="ce11" office:value-type="float" office:value="3831.16119791667" calcext:value-type="float">
            <text:p>3831.2</text:p>
          </table:table-cell>
          <table:table-cell table:style-name="ce11" office:value-type="float" office:value="1375.92540483143" calcext:value-type="float">
            <text:p>1375.9</text:p>
          </table:table-cell>
          <table:table-cell table:number-columns-repeated="1017"/>
        </table:table-row>
        <table:table-row table:style-name="ro1">
          <table:table-cell table:style-name="ce9" office:value-type="float" office:value="256" calcext:value-type="float">
            <text:p>256.00</text:p>
          </table:table-cell>
          <table:table-cell table:style-name="ce11" office:value-type="float" office:value="6275.91957978627" calcext:value-type="float">
            <text:p>6275.9</text:p>
          </table:table-cell>
          <table:table-cell table:style-name="ce11" office:value-type="float" office:value="6430.90359168242" calcext:value-type="float">
            <text:p>6430.9</text:p>
          </table:table-cell>
          <table:table-cell table:style-name="ce11" office:value-type="float" office:value="6946.93839753053" calcext:value-type="float">
            <text:p>6946.9</text:p>
          </table:table-cell>
          <table:table-cell table:style-name="ce11" office:value-type="float" office:value="2627.13658854167" calcext:value-type="float">
            <text:p>2627.1</text:p>
          </table:table-cell>
          <table:table-cell table:style-name="ce11" office:value-type="float" office:value="5762.93615214807" calcext:value-type="float">
            <text:p>5762.9</text:p>
          </table:table-cell>
          <table:table-cell table:style-name="ce11" office:value-type="float" office:value="2419.30635460251" calcext:value-type="float">
            <text:p>2419.3</text:p>
          </table:table-cell>
          <table:table-cell table:number-columns-repeated="1017"/>
        </table:table-row>
        <table:table-row table:style-name="ro1">
          <table:table-cell table:style-name="ce9" office:value-type="float" office:value="512" calcext:value-type="float">
            <text:p>512.00</text:p>
          </table:table-cell>
          <table:table-cell table:style-name="ce11" office:value-type="float" office:value="10871.8211682287" calcext:value-type="float">
            <text:p>10871.8</text:p>
          </table:table-cell>
          <table:table-cell table:style-name="ce11" office:value-type="float" office:value="10157.897414966" calcext:value-type="float">
            <text:p>10157.9</text:p>
          </table:table-cell>
          <table:table-cell table:style-name="ce11" office:value-type="float" office:value="12573.2638693326" calcext:value-type="float">
            <text:p>12573.3</text:p>
          </table:table-cell>
          <table:table-cell table:style-name="ce11" office:value-type="float" office:value="3050.38236253343" calcext:value-type="float">
            <text:p>3050.4</text:p>
          </table:table-cell>
          <table:table-cell table:style-name="ce11" office:value-type="float" office:value="9569.06843588996" calcext:value-type="float">
            <text:p>9569.1</text:p>
          </table:table-cell>
          <table:table-cell table:style-name="ce11" office:value-type="float" office:value="3246.07602671593" calcext:value-type="float">
            <text:p>3246.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7" table:number-rows-spanned="1">
            <text:p>Minutes</text:p>
          </table:table-cell>
          <table:covered-table-cell table:number-columns-repeated="6"/>
          <table:table-cell table:number-columns-repeated="1017"/>
        </table:table-row>
        <table:table-row table:style-name="ro3">
          <table:table-cell table:style-name="ce9" office:value-type="string" calcext:value-type="string">
            <text:p>category</text:p>
          </table:table-cell>
          <table:table-cell table:style-name="ce9" office:value-type="string" calcext:value-type="string">
            <text:p>AWS aligner (without FaaS)</text:p>
          </table:table-cell>
          <table:table-cell table:style-name="ce9" office:value-type="string" calcext:value-type="string">
            <text:p>AWS aligner (with FaaS)</text:p>
          </table:table-cell>
          <table:table-cell table:style-name="ce9" office:value-type="string" calcext:value-type="string">
            <text:p>GCP aligner (without FaaS)</text:p>
          </table:table-cell>
          <table:table-cell table:style-name="ce9" office:value-type="string" calcext:value-type="string">
            <text:p>GCP aligner (with FaaS)</text:p>
          </table:table-cell>
          <table:table-cell table:style-name="ce9" office:value-type="string" calcext:value-type="string">
            <text:p>Azure aligner (without FaaS)</text:p>
          </table:table-cell>
          <table:table-cell table:style-name="ce9" office:value-type="string" calcext:value-type="string">
            <text:p>Azure aligner (with FaaS)</text:p>
          </table:table-cell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.00</text:p>
          </table:table-cell>
          <table:table-cell table:style-name="ce11" table:formula="of:=[.B12]/60" office:value-type="float" office:value="7.46444444444445" calcext:value-type="float">
            <text:p>7.5</text:p>
          </table:table-cell>
          <table:table-cell table:style-name="ce11" table:formula="of:=[.C12]/60" office:value-type="float" office:value="119.071111111111" calcext:value-type="float">
            <text:p>119.1</text:p>
          </table:table-cell>
          <table:table-cell table:style-name="ce11" table:formula="of:=[.D12]/60" office:value-type="float" office:value="7.80111111111112" calcext:value-type="float">
            <text:p>7.8</text:p>
          </table:table-cell>
          <table:table-cell table:style-name="ce11" table:formula="of:=[.E12]/60" office:value-type="float" office:value="33.9966666666667" calcext:value-type="float">
            <text:p>34.0</text:p>
          </table:table-cell>
          <table:table-cell table:style-name="ce11" table:formula="of:=[.F12]/60" office:value-type="float" office:value="8.41888888888888" calcext:value-type="float">
            <text:p>8.4</text:p>
          </table:table-cell>
          <table:table-cell table:style-name="ce11" table:formula="of:=[.G12]/60" office:value-type="float" office:value="10.0494444444445" calcext:value-type="float">
            <text:p>10.0</text:p>
          </table:table-cell>
          <table:table-cell table:number-columns-repeated="1017"/>
        </table:table-row>
        <table:table-row table:style-name="ro1">
          <table:table-cell table:style-name="ce9" office:value-type="float" office:value="2" calcext:value-type="float">
            <text:p>2.00</text:p>
          </table:table-cell>
          <table:table-cell table:style-name="ce11" table:formula="of:=[.B13]/60" office:value-type="float" office:value="8.30972222222222" calcext:value-type="float">
            <text:p>8.3</text:p>
          </table:table-cell>
          <table:table-cell table:style-name="ce11" table:formula="of:=[.C13]/60" office:value-type="float" office:value="58.7272222222222" calcext:value-type="float">
            <text:p>58.7</text:p>
          </table:table-cell>
          <table:table-cell table:style-name="ce11" table:formula="of:=[.D13]/60" office:value-type="float" office:value="8.15722222222222" calcext:value-type="float">
            <text:p>8.2</text:p>
          </table:table-cell>
          <table:table-cell table:style-name="ce11" table:formula="of:=[.E13]/60" office:value-type="float" office:value="33.8763888888888" calcext:value-type="float">
            <text:p>33.9</text:p>
          </table:table-cell>
          <table:table-cell table:style-name="ce11" table:formula="of:=[.F13]/60" office:value-type="float" office:value="8.88027777777778" calcext:value-type="float">
            <text:p>8.9</text:p>
          </table:table-cell>
          <table:table-cell table:style-name="ce11" table:formula="of:=[.G13]/60" office:value-type="float" office:value="10.6941666666667" calcext:value-type="float">
            <text:p>10.7</text:p>
          </table:table-cell>
          <table:table-cell table:number-columns-repeated="1017"/>
        </table:table-row>
        <table:table-row table:style-name="ro1">
          <table:table-cell table:style-name="ce9" office:value-type="float" office:value="4" calcext:value-type="float">
            <text:p>4.00</text:p>
          </table:table-cell>
          <table:table-cell table:style-name="ce11" table:formula="of:=[.B14]/60" office:value-type="float" office:value="9.22930555555555" calcext:value-type="float">
            <text:p>9.2</text:p>
          </table:table-cell>
          <table:table-cell table:style-name="ce11" table:formula="of:=[.C14]/60" office:value-type="float" office:value="63.0140277777778" calcext:value-type="float">
            <text:p>63.0</text:p>
          </table:table-cell>
          <table:table-cell table:style-name="ce11" table:formula="of:=[.D14]/60" office:value-type="float" office:value="8.94680555555555" calcext:value-type="float">
            <text:p>8.9</text:p>
          </table:table-cell>
          <table:table-cell table:style-name="ce11" table:formula="of:=[.E14]/60" office:value-type="float" office:value="35.0329166666667" calcext:value-type="float">
            <text:p>35.0</text:p>
          </table:table-cell>
          <table:table-cell table:style-name="ce11" table:formula="of:=[.F14]/60" office:value-type="float" office:value="9.63777777777778" calcext:value-type="float">
            <text:p>9.6</text:p>
          </table:table-cell>
          <table:table-cell table:style-name="ce11" table:formula="of:=[.G14]/60" office:value-type="float" office:value="11.0690277777778" calcext:value-type="float">
            <text:p>11.1</text:p>
          </table:table-cell>
          <table:table-cell table:number-columns-repeated="1017"/>
        </table:table-row>
        <table:table-row table:style-name="ro1">
          <table:table-cell table:style-name="ce9" office:value-type="float" office:value="8" calcext:value-type="float">
            <text:p>8.00</text:p>
          </table:table-cell>
          <table:table-cell table:style-name="ce11" table:formula="of:=[.B15]/60" office:value-type="float" office:value="11.6647222222222" calcext:value-type="float">
            <text:p>11.7</text:p>
          </table:table-cell>
          <table:table-cell table:style-name="ce11" table:formula="of:=[.C15]/60" office:value-type="float" office:value="49.3929166666667" calcext:value-type="float">
            <text:p>49.4</text:p>
          </table:table-cell>
          <table:table-cell table:style-name="ce11" table:formula="of:=[.D15]/60" office:value-type="float" office:value="10.7488888888889" calcext:value-type="float">
            <text:p>10.7</text:p>
          </table:table-cell>
          <table:table-cell table:style-name="ce11" table:formula="of:=[.E15]/60" office:value-type="float" office:value="34.6265277777778" calcext:value-type="float">
            <text:p>34.6</text:p>
          </table:table-cell>
          <table:table-cell table:style-name="ce11" table:formula="of:=[.F15]/60" office:value-type="float" office:value="11.5320833333333" calcext:value-type="float">
            <text:p>11.5</text:p>
          </table:table-cell>
          <table:table-cell table:style-name="ce11" table:formula="of:=[.G15]/60" office:value-type="float" office:value="11.1991666666667" calcext:value-type="float">
            <text:p>11.2</text:p>
          </table:table-cell>
          <table:table-cell table:number-columns-repeated="1017"/>
        </table:table-row>
        <table:table-row table:style-name="ro1">
          <table:table-cell table:style-name="ce9" office:value-type="float" office:value="16" calcext:value-type="float">
            <text:p>16.00</text:p>
          </table:table-cell>
          <table:table-cell table:style-name="ce11" table:formula="of:=[.B16]/60" office:value-type="float" office:value="16.3935069444444" calcext:value-type="float">
            <text:p>16.4</text:p>
          </table:table-cell>
          <table:table-cell table:style-name="ce11" table:formula="of:=[.C16]/60" office:value-type="float" office:value="33.8086111111112" calcext:value-type="float">
            <text:p>33.8</text:p>
          </table:table-cell>
          <table:table-cell table:style-name="ce11" table:formula="of:=[.D16]/60" office:value-type="float" office:value="14.4706944444445" calcext:value-type="float">
            <text:p>14.5</text:p>
          </table:table-cell>
          <table:table-cell table:style-name="ce11" table:formula="of:=[.E16]/60" office:value-type="float" office:value="35.1380902777778" calcext:value-type="float">
            <text:p>35.1</text:p>
          </table:table-cell>
          <table:table-cell table:style-name="ce11" table:formula="of:=[.F16]/60" office:value-type="float" office:value="14.9309267241379" calcext:value-type="float">
            <text:p>14.9</text:p>
          </table:table-cell>
          <table:table-cell table:style-name="ce11" table:formula="of:=[.G16]/60" office:value-type="float" office:value="11.9017361111111" calcext:value-type="float">
            <text:p>11.9</text:p>
          </table:table-cell>
          <table:table-cell table:number-columns-repeated="1017"/>
        </table:table-row>
        <table:table-row table:style-name="ro1">
          <table:table-cell table:style-name="ce9" office:value-type="float" office:value="32" calcext:value-type="float">
            <text:p>32.00</text:p>
          </table:table-cell>
          <table:table-cell table:style-name="ce11" table:formula="of:=[.B17]/60" office:value-type="float" office:value="24.9136458333333" calcext:value-type="float">
            <text:p>24.9</text:p>
          </table:table-cell>
          <table:table-cell table:style-name="ce11" table:formula="of:=[.C17]/60" office:value-type="float" office:value="26.5078993055555" calcext:value-type="float">
            <text:p>26.5</text:p>
          </table:table-cell>
          <table:table-cell table:style-name="ce11" table:formula="of:=[.D17]/60" office:value-type="float" office:value="21.721875" calcext:value-type="float">
            <text:p>21.7</text:p>
          </table:table-cell>
          <table:table-cell table:style-name="ce11" table:formula="of:=[.E17]/60" office:value-type="float" office:value="35.9039409722222" calcext:value-type="float">
            <text:p>35.9</text:p>
          </table:table-cell>
          <table:table-cell table:style-name="ce11" table:formula="of:=[.F17]/60" office:value-type="float" office:value="22.0382638888888" calcext:value-type="float">
            <text:p>22.0</text:p>
          </table:table-cell>
          <table:table-cell table:style-name="ce11" table:formula="of:=[.G17]/60" office:value-type="float" office:value="13.3710763888889" calcext:value-type="float">
            <text:p>13.4</text:p>
          </table:table-cell>
          <table:table-cell table:number-columns-repeated="1017"/>
        </table:table-row>
        <table:table-row table:style-name="ro1">
          <table:table-cell table:style-name="ce9" office:value-type="float" office:value="64" calcext:value-type="float">
            <text:p>64.00</text:p>
          </table:table-cell>
          <table:table-cell table:style-name="ce11" table:formula="of:=[.B18]/60" office:value-type="float" office:value="40.4181944444445" calcext:value-type="float">
            <text:p>40.4</text:p>
          </table:table-cell>
          <table:table-cell table:style-name="ce11" table:formula="of:=[.C18]/60" office:value-type="float" office:value="122.34921875" calcext:value-type="float">
            <text:p>122.3</text:p>
          </table:table-cell>
          <table:table-cell table:style-name="ce11" table:formula="of:=[.D18]/60" office:value-type="float" office:value="36.45125" calcext:value-type="float">
            <text:p>36.5</text:p>
          </table:table-cell>
          <table:table-cell table:style-name="ce11" table:formula="of:=[.E18]/60" office:value-type="float" office:value="37.9240364583333" calcext:value-type="float">
            <text:p>37.9</text:p>
          </table:table-cell>
          <table:table-cell table:style-name="ce11" table:formula="of:=[.F18]/60" office:value-type="float" office:value="35.9248524305555" calcext:value-type="float">
            <text:p>35.9</text:p>
          </table:table-cell>
          <table:table-cell table:style-name="ce11" table:formula="of:=[.G18]/60" office:value-type="float" office:value="17.0224429343092" calcext:value-type="float">
            <text:p>17.0</text:p>
          </table:table-cell>
          <table:table-cell table:number-columns-repeated="1017"/>
        </table:table-row>
        <table:table-row table:style-name="ro1">
          <table:table-cell table:style-name="ce9" office:value-type="float" office:value="128" calcext:value-type="float">
            <text:p>128.00</text:p>
          </table:table-cell>
          <table:table-cell table:style-name="ce11" table:formula="of:=[.B19]/60" office:value-type="float" office:value="72.9896223958333" calcext:value-type="float">
            <text:p>73.0</text:p>
          </table:table-cell>
          <table:table-cell table:style-name="ce11" table:formula="of:=[.C19]/60" office:value-type="float" office:value="112.459829059829" calcext:value-type="float">
            <text:p>112.5</text:p>
          </table:table-cell>
          <table:table-cell table:style-name="ce11" table:formula="of:=[.D19]/60" office:value-type="float" office:value="64.6846788194445" calcext:value-type="float">
            <text:p>64.7</text:p>
          </table:table-cell>
          <table:table-cell table:style-name="ce11" table:formula="of:=[.E19]/60" office:value-type="float" office:value="39.5311154513888" calcext:value-type="float">
            <text:p>39.5</text:p>
          </table:table-cell>
          <table:table-cell table:style-name="ce11" table:formula="of:=[.F19]/60" office:value-type="float" office:value="63.8526866319445" calcext:value-type="float">
            <text:p>63.9</text:p>
          </table:table-cell>
          <table:table-cell table:style-name="ce11" table:formula="of:=[.G19]/60" office:value-type="float" office:value="22.9320900805238" calcext:value-type="float">
            <text:p>22.9</text:p>
          </table:table-cell>
          <table:table-cell table:number-columns-repeated="1017"/>
        </table:table-row>
        <table:table-row table:style-name="ro1">
          <table:table-cell table:style-name="ce9" office:value-type="float" office:value="256" calcext:value-type="float">
            <text:p>256.00</text:p>
          </table:table-cell>
          <table:table-cell table:style-name="ce11" table:formula="of:=[.B20]/60" office:value-type="float" office:value="104.598659663105" calcext:value-type="float">
            <text:p>104.6</text:p>
          </table:table-cell>
          <table:table-cell table:style-name="ce11" table:formula="of:=[.C20]/60" office:value-type="float" office:value="107.18172652804" calcext:value-type="float">
            <text:p>107.2</text:p>
          </table:table-cell>
          <table:table-cell table:style-name="ce11" table:formula="of:=[.D20]/60" office:value-type="float" office:value="115.782306625509" calcext:value-type="float">
            <text:p>115.8</text:p>
          </table:table-cell>
          <table:table-cell table:style-name="ce11" table:formula="of:=[.E20]/60" office:value-type="float" office:value="43.7856098090278" calcext:value-type="float">
            <text:p>43.8</text:p>
          </table:table-cell>
          <table:table-cell table:style-name="ce11" table:formula="of:=[.F20]/60" office:value-type="float" office:value="96.0489358691345" calcext:value-type="float">
            <text:p>96.0</text:p>
          </table:table-cell>
          <table:table-cell table:style-name="ce11" table:formula="of:=[.G20]/60" office:value-type="float" office:value="40.3217725767085" calcext:value-type="float">
            <text:p>40.3</text:p>
          </table:table-cell>
          <table:table-cell table:number-columns-repeated="1017"/>
        </table:table-row>
        <table:table-row table:style-name="ro1">
          <table:table-cell table:style-name="ce9" office:value-type="float" office:value="512" calcext:value-type="float">
            <text:p>512.00</text:p>
          </table:table-cell>
          <table:table-cell table:style-name="ce11" table:formula="of:=[.B21]/60" office:value-type="float" office:value="181.197019470478" calcext:value-type="float">
            <text:p>181.2</text:p>
          </table:table-cell>
          <table:table-cell table:style-name="ce11" table:formula="of:=[.C21]/60" office:value-type="float" office:value="169.298290249433" calcext:value-type="float">
            <text:p>169.3</text:p>
          </table:table-cell>
          <table:table-cell table:style-name="ce11" table:formula="of:=[.D21]/60" office:value-type="float" office:value="209.55439782221" calcext:value-type="float">
            <text:p>209.6</text:p>
          </table:table-cell>
          <table:table-cell table:style-name="ce11" table:formula="of:=[.E21]/60" office:value-type="float" office:value="50.8397060422238" calcext:value-type="float">
            <text:p>50.8</text:p>
          </table:table-cell>
          <table:table-cell table:style-name="ce11" table:formula="of:=[.F21]/60" office:value-type="float" office:value="159.484473931499" calcext:value-type="float">
            <text:p>159.5</text:p>
          </table:table-cell>
          <table:table-cell table:style-name="ce11" table:formula="of:=[.G21]/60" office:value-type="float" office:value="54.1012671119322" calcext:value-type="float">
            <text:p>54.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7" table:number-rows-spanned="1">
            <text:p>Cost ($)</text:p>
          </table:table-cell>
          <table:covered-table-cell table:number-columns-repeated="6"/>
          <table:table-cell table:number-columns-repeated="1017"/>
        </table:table-row>
        <table:table-row table:style-name="ro5">
          <table:table-cell table:style-name="ce9" office:value-type="string" calcext:value-type="string">
            <text:p>category</text:p>
          </table:table-cell>
          <table:table-cell table:style-name="ce9" office:value-type="string" calcext:value-type="string">
            <text:p>AWS (without FaaS)</text:p>
          </table:table-cell>
          <table:table-cell table:style-name="ce9" office:value-type="string" calcext:value-type="string">
            <text:p>AWS (with FaaS)</text:p>
          </table:table-cell>
          <table:table-cell table:style-name="ce9" office:value-type="string" calcext:value-type="string">
            <text:p>GCP (without FaaS)</text:p>
          </table:table-cell>
          <table:table-cell table:style-name="ce9" office:value-type="string" calcext:value-type="string">
            <text:p>GCP <text:s/>(with FaaS)</text:p>
          </table:table-cell>
          <table:table-cell table:style-name="ce9" office:value-type="string" calcext:value-type="string">
            <text:p>Azure (without FaaS)</text:p>
          </table:table-cell>
          <table:table-cell table:style-name="ce9" office:value-type="string" calcext:value-type="string">
            <text:p>Azure (with FaaS)</text:p>
          </table:table-cell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.00</text:p>
          </table:table-cell>
          <table:table-cell table:style-name="ce12" table:formula="of:=[.B25]*[.$C$2]" office:value-type="float" office:value="0.0414027851851852" calcext:value-type="float">
            <text:p>0.041</text:p>
          </table:table-cell>
          <table:table-cell table:style-name="ce12" table:formula="of:=([.C25]*[.$C$2])+([.A38]*[.$F$2])+[.C25]*[.$E$2]" office:value-type="float" office:value="0.67533188161963" calcext:value-type="float">
            <text:p>0.675</text:p>
          </table:table-cell>
          <table:table-cell table:style-name="ce12" table:formula="of:=[.D25]*[.$C$3]" office:value-type="float" office:value="0.0201762737037037" calcext:value-type="float">
            <text:p>0.020</text:p>
          </table:table-cell>
          <table:table-cell table:style-name="ce12" table:formula="of:=([.E25]*[.$C$3])+([.A38]*[.$F$3])+[.E25]*[.$E$3]" office:value-type="float" office:value="0.0926390502222222" calcext:value-type="float">
            <text:p>0.093</text:p>
          </table:table-cell>
          <table:table-cell table:style-name="ce12" table:formula="of:=[.F25]*[.$C$4]" office:value-type="float" office:value="0.0328336666666666" calcext:value-type="float">
            <text:p>0.033</text:p>
          </table:table-cell>
          <table:table-cell table:style-name="ce12" table:formula="of:=([.G25]*[.$C$4])+([.A38]*[.$F$4])+[.G25]*[.$E$4]" office:value-type="float" office:value="0.0403989666666667" calcext:value-type="float">
            <text:p>0.040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9" office:value-type="float" office:value="2" calcext:value-type="float">
            <text:p>2.00</text:p>
          </table:table-cell>
          <table:table-cell table:style-name="ce12" table:formula="of:=[.B26]*[.$C$2]" office:value-type="float" office:value="0.0460912592592592" calcext:value-type="float">
            <text:p>0.046</text:p>
          </table:table-cell>
          <table:table-cell table:style-name="ce12" table:formula="of:=([.C26]*[.$C$2])+([.A39]*[.$F$2])+[.C26]*[.$E$2]" office:value-type="float" office:value="0.333081643385509" calcext:value-type="float">
            <text:p>0.333</text:p>
          </table:table-cell>
          <table:table-cell table:style-name="ce12" table:formula="of:=[.D26]*[.$C$3]" office:value-type="float" office:value="0.0210972957407407" calcext:value-type="float">
            <text:p>0.021</text:p>
          </table:table-cell>
          <table:table-cell table:style-name="ce12" table:formula="of:=([.E26]*[.$C$3])+([.A39]*[.$F$3])+[.E26]*[.$E$3]" office:value-type="float" office:value="0.0923117012962961" calcext:value-type="float">
            <text:p>0.092</text:p>
          </table:table-cell>
          <table:table-cell table:style-name="ce12" table:formula="of:=[.F26]*[.$C$4]" office:value-type="float" office:value="0.0346330833333334" calcext:value-type="float">
            <text:p>0.035</text:p>
          </table:table-cell>
          <table:table-cell table:style-name="ce12" table:formula="of:=([.G26]*[.$C$4])+([.A39]*[.$F$4])+[.G26]*[.$E$4]" office:value-type="float" office:value="0.04299095" calcext:value-type="float">
            <text:p>0.043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9" office:value-type="float" office:value="4" calcext:value-type="float">
            <text:p>4.00</text:p>
          </table:table-cell>
          <table:table-cell table:style-name="ce12" table:formula="of:=[.B27]*[.$C$2]" office:value-type="float" office:value="0.0511918814814815" calcext:value-type="float">
            <text:p>0.051</text:p>
          </table:table-cell>
          <table:table-cell table:style-name="ce12" table:formula="of:=([.C27]*[.$C$2])+([.A40]*[.$F$2])+[.C27]*[.$E$2]" office:value-type="float" office:value="0.357395376633137" calcext:value-type="float">
            <text:p>0.357</text:p>
          </table:table-cell>
          <table:table-cell table:style-name="ce12" table:formula="of:=[.D27]*[.$C$3]" office:value-type="float" office:value="0.0231394214351852" calcext:value-type="float">
            <text:p>0.023</text:p>
          </table:table-cell>
          <table:table-cell table:style-name="ce12" table:formula="of:=([.E27]*[.$C$3])+([.A40]*[.$F$3])+[.E27]*[.$E$3]" office:value-type="float" office:value="0.0954639623888889" calcext:value-type="float">
            <text:p>0.095</text:p>
          </table:table-cell>
          <table:table-cell table:style-name="ce12" table:formula="of:=[.F27]*[.$C$4]" office:value-type="float" office:value="0.0375873333333334" calcext:value-type="float">
            <text:p>0.038</text:p>
          </table:table-cell>
          <table:table-cell table:style-name="ce12" table:formula="of:=([.G27]*[.$C$4])+([.A40]*[.$F$4])+[.G27]*[.$E$4]" office:value-type="float" office:value="0.0444982916666667" calcext:value-type="float">
            <text:p>0.044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9" office:value-type="float" office:value="8" calcext:value-type="float">
            <text:p>8.00</text:p>
          </table:table-cell>
          <table:table-cell table:style-name="ce12" table:formula="of:=[.B28]*[.$C$2]" office:value-type="float" office:value="0.0647003259259259" calcext:value-type="float">
            <text:p>0.065</text:p>
          </table:table-cell>
          <table:table-cell table:style-name="ce12" table:formula="of:=([.C28]*[.$C$2])+([.A41]*[.$F$2])+[.C28]*[.$E$2]" office:value-type="float" office:value="0.280141771376007" calcext:value-type="float">
            <text:p>0.280</text:p>
          </table:table-cell>
          <table:table-cell table:style-name="ce12" table:formula="of:=[.D28]*[.$C$3]" office:value-type="float" office:value="0.0278002096296296" calcext:value-type="float">
            <text:p>0.028</text:p>
          </table:table-cell>
          <table:table-cell table:style-name="ce12" table:formula="of:=([.E28]*[.$C$3])+([.A41]*[.$F$3])+[.E28]*[.$E$3]" office:value-type="float" office:value="0.0943581797592594" calcext:value-type="float">
            <text:p>0.094</text:p>
          </table:table-cell>
          <table:table-cell table:style-name="ce12" table:formula="of:=[.F28]*[.$C$4]" office:value-type="float" office:value="0.044975125" calcext:value-type="float">
            <text:p>0.045</text:p>
          </table:table-cell>
          <table:table-cell table:style-name="ce12" table:formula="of:=([.G28]*[.$C$4])+([.A41]*[.$F$4])+[.G28]*[.$E$4]" office:value-type="float" office:value="0.04502225" calcext:value-type="float">
            <text:p>0.045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9" office:value-type="float" office:value="16" calcext:value-type="float">
            <text:p>16.00</text:p>
          </table:table-cell>
          <table:table-cell table:style-name="ce12" table:formula="of:=[.B29]*[.$C$2]" office:value-type="float" office:value="0.0909293185185186" calcext:value-type="float">
            <text:p>0.091</text:p>
          </table:table-cell>
          <table:table-cell table:style-name="ce12" table:formula="of:=([.C29]*[.$C$2])+([.A42]*[.$F$2])+[.C29]*[.$E$2]" office:value-type="float" office:value="0.191754381137338" calcext:value-type="float">
            <text:p>0.192</text:p>
          </table:table-cell>
          <table:table-cell table:style-name="ce12" table:formula="of:=[.D29]*[.$C$3]" office:value-type="float" office:value="0.0374260393981482" calcext:value-type="float">
            <text:p>0.037</text:p>
          </table:table-cell>
          <table:table-cell table:style-name="ce12" table:formula="of:=([.E29]*[.$C$3])+([.A42]*[.$F$3])+[.E29]*[.$E$3]" office:value-type="float" office:value="0.0957553534675927" calcext:value-type="float">
            <text:p>0.096</text:p>
          </table:table-cell>
          <table:table-cell table:style-name="ce12" table:formula="of:=[.F29]*[.$C$4]" office:value-type="float" office:value="0.0582306142241379" calcext:value-type="float">
            <text:p>0.058</text:p>
          </table:table-cell>
          <table:table-cell table:style-name="ce12" table:formula="of:=([.G29]*[.$C$4])+([.A42]*[.$F$4])+[.G29]*[.$E$4]" office:value-type="float" office:value="0.0478481791666667" calcext:value-type="float">
            <text:p>0.048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9" office:value-type="float" office:value="32" calcext:value-type="float">
            <text:p>32.00</text:p>
          </table:table-cell>
          <table:table-cell table:style-name="ce12" table:formula="of:=[.B30]*[.$C$2]" office:value-type="float" office:value="0.138187688888889" calcext:value-type="float">
            <text:p>0.138</text:p>
          </table:table-cell>
          <table:table-cell table:style-name="ce12" table:formula="of:=([.C30]*[.$C$2])+([.A43]*[.$F$2])+[.C30]*[.$E$2]" office:value-type="float" office:value="0.15035037552165" calcext:value-type="float">
            <text:p>0.150</text:p>
          </table:table-cell>
          <table:table-cell table:style-name="ce12" table:formula="of:=[.D30]*[.$C$3]" office:value-type="float" office:value="0.056180009375" calcext:value-type="float">
            <text:p>0.056</text:p>
          </table:table-cell>
          <table:table-cell table:style-name="ce12" table:formula="of:=([.E30]*[.$C$3])+([.A43]*[.$F$3])+[.E30]*[.$E$3]" office:value-type="float" office:value="0.0978486455532406" calcext:value-type="float">
            <text:p>0.098</text:p>
          </table:table-cell>
          <table:table-cell table:style-name="ce12" table:formula="of:=[.F30]*[.$C$4]" office:value-type="float" office:value="0.0859492291666665" calcext:value-type="float">
            <text:p>0.086</text:p>
          </table:table-cell>
          <table:table-cell table:style-name="ce12" table:formula="of:=([.G30]*[.$C$4])+([.A43]*[.$F$4])+[.G30]*[.$E$4]" office:value-type="float" office:value="0.0537581270833333" calcext:value-type="float">
            <text:p>0.054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9" office:value-type="float" office:value="64" calcext:value-type="float">
            <text:p>64.00</text:p>
          </table:table-cell>
          <table:table-cell table:style-name="ce12" table:formula="of:=[.B31]*[.$C$2]" office:value-type="float" office:value="0.224186251851852" calcext:value-type="float">
            <text:p>0.224</text:p>
          </table:table-cell>
          <table:table-cell table:style-name="ce12" table:formula="of:=([.C31]*[.$C$2])+([.A44]*[.$F$2])+[.C31]*[.$E$2]" office:value-type="float" office:value="0.693936816264388" calcext:value-type="float">
            <text:p>0.694</text:p>
          </table:table-cell>
          <table:table-cell table:style-name="ce12" table:formula="of:=[.D31]*[.$C$3]" office:value-type="float" office:value="0.0942750829166667" calcext:value-type="float">
            <text:p>0.094</text:p>
          </table:table-cell>
          <table:table-cell table:style-name="ce12" table:formula="of:=([.E31]*[.$C$3])+([.A44]*[.$F$3])+[.E31]*[.$E$3]" office:value-type="float" office:value="0.103366071079861" calcext:value-type="float">
            <text:p>0.103</text:p>
          </table:table-cell>
          <table:table-cell table:style-name="ce12" table:formula="of:=[.F31]*[.$C$4]" office:value-type="float" office:value="0.140106924479166" calcext:value-type="float">
            <text:p>0.140</text:p>
          </table:table-cell>
          <table:table-cell table:style-name="ce12" table:formula="of:=([.G31]*[.$C$4])+([.A44]*[.$F$4])+[.G31]*[.$E$4]" office:value-type="float" office:value="0.0684430205959228" calcext:value-type="float">
            <text:p>0.068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9" office:value-type="float" office:value="128" calcext:value-type="float">
            <text:p>128.00</text:p>
          </table:table-cell>
          <table:table-cell table:style-name="ce12" table:formula="of:=[.B32]*[.$C$2]" office:value-type="float" office:value="0.404849105555556" calcext:value-type="float">
            <text:p>0.405</text:p>
          </table:table-cell>
          <table:table-cell table:style-name="ce12" table:formula="of:=([.C32]*[.$C$2])+([.A45]*[.$F$2])+[.C32]*[.$E$2]" office:value-type="float" office:value="0.637860291932621" calcext:value-type="float">
            <text:p>0.638</text:p>
          </table:table-cell>
          <table:table-cell table:style-name="ce12" table:formula="of:=[.D32]*[.$C$3]" office:value-type="float" office:value="0.16729614098669" calcext:value-type="float">
            <text:p>0.167</text:p>
          </table:table-cell>
          <table:table-cell table:style-name="ce12" table:formula="of:=([.E32]*[.$C$3])+([.A45]*[.$F$3])+[.E32]*[.$E$3]" office:value-type="float" office:value="0.107770854197338" calcext:value-type="float">
            <text:p>0.108</text:p>
          </table:table-cell>
          <table:table-cell table:style-name="ce12" table:formula="of:=[.F32]*[.$C$4]" office:value-type="float" office:value="0.249025477864584" calcext:value-type="float">
            <text:p>0.249</text:p>
          </table:table-cell>
          <table:table-cell table:style-name="ce12" table:formula="of:=([.G32]*[.$C$4])+([.A45]*[.$F$4])+[.G32]*[.$E$4]" office:value-type="float" office:value="0.0922126021237058" calcext:value-type="float">
            <text:p>0.092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9" office:value-type="float" office:value="256" calcext:value-type="float">
            <text:p>256.00</text:p>
          </table:table-cell>
          <table:table-cell table:style-name="ce12" table:formula="of:=[.B33]*[.$C$2]" office:value-type="float" office:value="0.580173898931353" calcext:value-type="float">
            <text:p>0.580</text:p>
          </table:table-cell>
          <table:table-cell table:style-name="ce12" table:formula="of:=([.C33]*[.$C$2])+([.A46]*[.$F$2])+[.C33]*[.$E$2]" office:value-type="float" office:value="0.607950252420301" calcext:value-type="float">
            <text:p>0.608</text:p>
          </table:table-cell>
          <table:table-cell table:style-name="ce12" table:formula="of:=[.D33]*[.$C$3]" office:value-type="float" office:value="0.299451639035774" calcext:value-type="float">
            <text:p>0.299</text:p>
          </table:table-cell>
          <table:table-cell table:style-name="ce12" table:formula="of:=([.E33]*[.$C$3])+([.A46]*[.$F$3])+[.E33]*[.$E$3]" office:value-type="float" office:value="0.119415267688947" calcext:value-type="float">
            <text:p>0.119</text:p>
          </table:table-cell>
          <table:table-cell table:style-name="ce12" table:formula="of:=[.F33]*[.$C$4]" office:value-type="float" office:value="0.374590849889625" calcext:value-type="float">
            <text:p>0.375</text:p>
          </table:table-cell>
          <table:table-cell table:style-name="ce12" table:formula="of:=([.G33]*[.$C$4])+([.A46]*[.$F$4])+[.G33]*[.$E$4]" office:value-type="float" office:value="0.162144725758368" calcext:value-type="float">
            <text:p>0.162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9" office:value-type="float" office:value="512" calcext:value-type="float">
            <text:p>512.00</text:p>
          </table:table-cell>
          <table:table-cell table:style-name="ce12" table:formula="of:=[.B34]*[.$C$2]" office:value-type="float" office:value="1.00503946799625" calcext:value-type="float">
            <text:p>1.005</text:p>
          </table:table-cell>
          <table:table-cell table:style-name="ce12" table:formula="of:=([.C34]*[.$C$2])+([.A47]*[.$F$2])+[.C34]*[.$E$2]" office:value-type="float" office:value="0.960305911855942" calcext:value-type="float">
            <text:p>0.960</text:p>
          </table:table-cell>
          <table:table-cell table:style-name="ce12" table:formula="of:=[.D34]*[.$C$3]" office:value-type="float" office:value="0.541977524234176" calcext:value-type="float">
            <text:p>0.542</text:p>
          </table:table-cell>
          <table:table-cell table:style-name="ce12" table:formula="of:=([.E34]*[.$C$3])+([.A47]*[.$F$3])+[.E34]*[.$E$3]" office:value-type="float" office:value="0.138739609651324" calcext:value-type="float">
            <text:p>0.139</text:p>
          </table:table-cell>
          <table:table-cell table:style-name="ce12" table:formula="of:=[.F34]*[.$C$4]" office:value-type="float" office:value="0.621989448332847" calcext:value-type="float">
            <text:p>0.622</text:p>
          </table:table-cell>
          <table:table-cell table:style-name="ce12" table:formula="of:=([.G34]*[.$C$4])+([.A47]*[.$F$4])+[.G34]*[.$E$4]" office:value-type="float" office:value="0.217589493789967" calcext:value-type="float">
            <text:p>0.218</text:p>
          </table:table-cell>
          <table:table-cell table:style-name="ce13"/>
          <table:table-cell table:number-columns-repeated="1016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 number:title="User-defined">
      <number:number number:decimal-places="3" loext:min-decimal-places="3" number:min-integer-digits="1"/>
    </number:number-style>
    <number:number-style style:name="N130" number:title="User-defined">
      <number:number number:decimal-places="1" loext:min-decimal-places="1" number:min-integer-digits="1"/>
    </number:number-style>
    <number:number-style style:name="N131">
      <number:number number:decimal-places="0" loext:min-decimal-places="0" number:min-integer-digits="0" number:grouping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/00/0000</text:date>, <text:time style:data-style-name="N2" text:time-value="13:41:59.1421539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eonardo Rebouças</meta:initial-creator>
    <meta:creation-date>2022-09-30T16:17:48</meta:creation-date>
    <dc:date>2023-02-22T15:36:04.689917814</dc:date>
    <meta:editing-duration>PT18H47M5S</meta:editing-duration>
    <meta:editing-cycles>8</meta:editing-cycles>
    <meta:generator>LibreOffice/6.4.6.2$Linux_X86_64 LibreOffice_project/40$Build-2</meta:generator>
    <meta:document-statistic meta:table-count="4" meta:cell-count="377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8pt" style:font-size-asian="10pt" style:font-size-complex="10pt"/>
    </style:style>
    <style:style style:name="ch5" style:family="chart">
      <style:chart-properties chart:auto-position="true" style:rotation-angle="0"/>
      <style:text-properties fo:font-size="18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7" style:family="chart">
      <style:chart-properties chart:auto-position="true" style:rotation-angle="90"/>
      <style:text-properties fo:font-size="18pt" fo:font-weight="bold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draw:stroke-dash="Fine_20_Dashed" svg:stroke-width="0.08cm" svg:stroke-color="#0000cc" draw:fill-color="#0000c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_20__28_var_29_" svg:stroke-width="0.08cm" svg:stroke-color="#00ccff" draw:fill-color="#00cc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_20__28_var_29_" svg:stroke-width="0.08cm" svg:stroke-color="#66ff66" draw:fill-color="#66ff6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990000" draw:fill-color="#9900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Fine_20_Dashed_20__28_var_29_" svg:stroke-width="0.08cm" svg:stroke-color="#ff6666" draw:fill-color="#ff666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5cm" svg:height="15.298cm" xlink:href=".." xlink:type="simple" chart:class="chart:line" chart:style-name="ch1">
        <chart:legend chart:legend-position="bottom" svg:x="3.063cm" svg:y="12.644cm" style:legend-expansion="wide" chart:style-name="ch2"/>
        <chart:plot-area chart:style-name="ch3" table:cell-range-address="time.A1:time.G11" chart:data-source-has-labels="both" svg:x="2.057cm" svg:y="0.305cm" svg:width="22.933cm" svg:height="10.333cm">
          <chartooo:coordinate-region svg:x="3.684cm" svg:y="0.663cm" svg:width="20.445cm" svg:height="9.011cm"/>
          <chart:axis chart:dimension="x" chart:name="primary-x" chart:style-name="ch4" chartooo:axis-type="auto">
            <chartooo:date-scale/>
            <chart:title svg:x="11.464cm" svg:y="10.943cm" chart:style-name="ch5">
              <text:p>Concurrence</text:p>
            </chart:title>
            <chart:categories table:cell-range-address="time.A2:time.A11"/>
          </chart:axis>
          <chart:axis chart:dimension="y" chart:name="primary-y" chart:style-name="ch6">
            <chart:title svg:x="0.451cm" svg:y="9.885cm" chart:style-name="ch7">
              <text:p>Average execution time (ms)</text:p>
            </chart:title>
          </chart:axis>
          <chart:series chart:style-name="ch8" chart:values-cell-range-address="time.B2:time.B11" chart:label-cell-address="time.B1:time.B1" chart:class="chart:line">
            <chart:data-point chart:repeated="10"/>
          </chart:series>
          <chart:series chart:style-name="ch9" chart:values-cell-range-address="time.C2:time.C11" chart:label-cell-address="time.C1:time.C1" chart:class="chart:line">
            <chart:data-point chart:repeated="10"/>
          </chart:series>
          <chart:series chart:style-name="ch10" chart:values-cell-range-address="time.D2:time.D11" chart:label-cell-address="time.D1:time.D1" chart:class="chart:line">
            <chart:data-point chart:repeated="10"/>
          </chart:series>
          <chart:series chart:style-name="ch11" chart:values-cell-range-address="time.E2:time.E11" chart:label-cell-address="time.E1:time.E1" chart:class="chart:line">
            <chart:data-point chart:repeated="10"/>
          </chart:series>
          <chart:series chart:style-name="ch12" chart:values-cell-range-address="time.F2:time.F11" chart:label-cell-address="time.F1:time.F1" chart:class="chart:line">
            <chart:data-point chart:repeated="10"/>
          </chart:series>
          <chart:series chart:style-name="ch13" chart:values-cell-range-address="time.G2:time.G11" chart:label-cell-address="time.G1:time.G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WS aligner (without FaaS)</text:p>
                <draw:g>
                  <svg:desc>time.B1:time.B1</svg:desc>
                </draw:g>
              </table:table-cell>
              <table:table-cell office:value-type="string">
                <text:p>AWS aligner (with FaaS)</text:p>
                <draw:g>
                  <svg:desc>time.C1:time.C1</svg:desc>
                </draw:g>
              </table:table-cell>
              <table:table-cell office:value-type="string">
                <text:p>GCP aligner (without FaaS)</text:p>
                <draw:g>
                  <svg:desc>time.D1:time.D1</svg:desc>
                </draw:g>
              </table:table-cell>
              <table:table-cell office:value-type="string">
                <text:p>GCP aligner (with FaaS)</text:p>
                <draw:g>
                  <svg:desc>time.E1:time.E1</svg:desc>
                </draw:g>
              </table:table-cell>
              <table:table-cell office:value-type="string">
                <text:p>Azure aligner (without FaaS)</text:p>
                <draw:g>
                  <svg:desc>time.F1:time.F1</svg:desc>
                </draw:g>
              </table:table-cell>
              <table:table-cell office:value-type="string">
                <text:p>Azure aligner (with FaaS)</text:p>
                <draw:g>
                  <svg:desc>time.G1:time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ime.A2:time.A11</svg:desc>
                </draw:g>
              </table:table-cell>
              <table:table-cell office:value-type="float" office:value="447.866666666667">
                <text:p>447.866666666667</text:p>
                <draw:g>
                  <svg:desc>time.B2:time.B11</svg:desc>
                </draw:g>
              </table:table-cell>
              <table:table-cell office:value-type="float" office:value="7144.26666666667">
                <text:p>7144.26666666667</text:p>
                <draw:g>
                  <svg:desc>time.C2:time.C11</svg:desc>
                </draw:g>
              </table:table-cell>
              <table:table-cell office:value-type="float" office:value="468.066666666667">
                <text:p>468.066666666667</text:p>
                <draw:g>
                  <svg:desc>time.D2:time.D11</svg:desc>
                </draw:g>
              </table:table-cell>
              <table:table-cell office:value-type="float" office:value="2039.8">
                <text:p>2039.8</text:p>
                <draw:g>
                  <svg:desc>time.E2:time.E11</svg:desc>
                </draw:g>
              </table:table-cell>
              <table:table-cell office:value-type="float" office:value="505.133333333333">
                <text:p>505.133333333333</text:p>
                <draw:g>
                  <svg:desc>time.F2:time.F11</svg:desc>
                </draw:g>
              </table:table-cell>
              <table:table-cell office:value-type="float" office:value="602.966666666667">
                <text:p>602.966666666667</text:p>
                <draw:g>
                  <svg:desc>time.G2:time.G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98.583333333333">
                <text:p>498.583333333333</text:p>
              </table:table-cell>
              <table:table-cell office:value-type="float" office:value="3523.63333333333">
                <text:p>3523.63333333333</text:p>
              </table:table-cell>
              <table:table-cell office:value-type="float" office:value="489.433333333333">
                <text:p>489.433333333333</text:p>
              </table:table-cell>
              <table:table-cell office:value-type="float" office:value="2032.58333333333">
                <text:p>2032.58333333333</text:p>
              </table:table-cell>
              <table:table-cell office:value-type="float" office:value="532.816666666667">
                <text:p>532.816666666667</text:p>
              </table:table-cell>
              <table:table-cell office:value-type="float" office:value="641.65">
                <text:p>641.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53.758333333333">
                <text:p>553.758333333333</text:p>
              </table:table-cell>
              <table:table-cell office:value-type="float" office:value="3780.84166666667">
                <text:p>3780.84166666667</text:p>
              </table:table-cell>
              <table:table-cell office:value-type="float" office:value="536.808333333333">
                <text:p>536.808333333333</text:p>
              </table:table-cell>
              <table:table-cell office:value-type="float" office:value="2101.975">
                <text:p>2101.975</text:p>
              </table:table-cell>
              <table:table-cell office:value-type="float" office:value="578.266666666667">
                <text:p>578.266666666667</text:p>
              </table:table-cell>
              <table:table-cell office:value-type="float" office:value="664.141666666667">
                <text:p>664.141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99.883333333333">
                <text:p>699.883333333333</text:p>
              </table:table-cell>
              <table:table-cell office:value-type="float" office:value="2963.575">
                <text:p>2963.575</text:p>
              </table:table-cell>
              <table:table-cell office:value-type="float" office:value="644.933333333333">
                <text:p>644.933333333333</text:p>
              </table:table-cell>
              <table:table-cell office:value-type="float" office:value="2077.59166666667">
                <text:p>2077.59166666667</text:p>
              </table:table-cell>
              <table:table-cell office:value-type="float" office:value="691.925">
                <text:p>691.925</text:p>
              </table:table-cell>
              <table:table-cell office:value-type="float" office:value="671.95">
                <text:p>671.9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83.610416666667">
                <text:p>983.610416666667</text:p>
              </table:table-cell>
              <table:table-cell office:value-type="float" office:value="2028.51666666667">
                <text:p>2028.51666666667</text:p>
              </table:table-cell>
              <table:table-cell office:value-type="float" office:value="868.241666666667">
                <text:p>868.241666666667</text:p>
              </table:table-cell>
              <table:table-cell office:value-type="float" office:value="2108.28541666667">
                <text:p>2108.28541666667</text:p>
              </table:table-cell>
              <table:table-cell office:value-type="float" office:value="895.855603448276">
                <text:p>895.855603448276</text:p>
              </table:table-cell>
              <table:table-cell office:value-type="float" office:value="714.104166666667">
                <text:p>714.1041666666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494.81875">
                <text:p>1494.81875</text:p>
              </table:table-cell>
              <table:table-cell office:value-type="float" office:value="1590.47395833333">
                <text:p>1590.47395833333</text:p>
              </table:table-cell>
              <table:table-cell office:value-type="float" office:value="1303.3125">
                <text:p>1303.3125</text:p>
              </table:table-cell>
              <table:table-cell office:value-type="float" office:value="2154.23645833333">
                <text:p>2154.23645833333</text:p>
              </table:table-cell>
              <table:table-cell office:value-type="float" office:value="1322.29583333333">
                <text:p>1322.29583333333</text:p>
              </table:table-cell>
              <table:table-cell office:value-type="float" office:value="802.264583333333">
                <text:p>802.2645833333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425.09166666667">
                <text:p>2425.09166666667</text:p>
              </table:table-cell>
              <table:table-cell office:value-type="float" office:value="7340.953125">
                <text:p>7340.953125</text:p>
              </table:table-cell>
              <table:table-cell office:value-type="float" office:value="2187.075">
                <text:p>2187.075</text:p>
              </table:table-cell>
              <table:table-cell office:value-type="float" office:value="2275.4421875">
                <text:p>2275.4421875</text:p>
              </table:table-cell>
              <table:table-cell office:value-type="float" office:value="2155.49114583333">
                <text:p>2155.49114583333</text:p>
              </table:table-cell>
              <table:table-cell office:value-type="float" office:value="1021.34657605855">
                <text:p>1021.3465760585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379.37734375">
                <text:p>4379.37734375</text:p>
              </table:table-cell>
              <table:table-cell office:value-type="float" office:value="6747.58974358974">
                <text:p>6747.58974358974</text:p>
              </table:table-cell>
              <table:table-cell office:value-type="float" office:value="3881.08072916667">
                <text:p>3881.08072916667</text:p>
              </table:table-cell>
              <table:table-cell office:value-type="float" office:value="2371.86692708333">
                <text:p>2371.86692708333</text:p>
              </table:table-cell>
              <table:table-cell office:value-type="float" office:value="3831.16119791667">
                <text:p>3831.16119791667</text:p>
              </table:table-cell>
              <table:table-cell office:value-type="float" office:value="1375.92540483143">
                <text:p>1375.9254048314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275.91957978627">
                <text:p>6275.91957978627</text:p>
              </table:table-cell>
              <table:table-cell office:value-type="float" office:value="6430.90359168242">
                <text:p>6430.90359168242</text:p>
              </table:table-cell>
              <table:table-cell office:value-type="float" office:value="6946.93839753053">
                <text:p>6946.93839753053</text:p>
              </table:table-cell>
              <table:table-cell office:value-type="float" office:value="2627.13658854167">
                <text:p>2627.13658854167</text:p>
              </table:table-cell>
              <table:table-cell office:value-type="float" office:value="5762.93615214807">
                <text:p>5762.93615214807</text:p>
              </table:table-cell>
              <table:table-cell office:value-type="float" office:value="2419.30635460251">
                <text:p>2419.3063546025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0871.8211682287">
                <text:p>10871.8211682287</text:p>
              </table:table-cell>
              <table:table-cell office:value-type="float" office:value="10157.897414966">
                <text:p>10157.897414966</text:p>
              </table:table-cell>
              <table:table-cell office:value-type="float" office:value="12573.2638693326">
                <text:p>12573.2638693326</text:p>
              </table:table-cell>
              <table:table-cell office:value-type="float" office:value="3050.38236253343">
                <text:p>3050.38236253343</text:p>
              </table:table-cell>
              <table:table-cell office:value-type="float" office:value="9569.06843588996">
                <text:p>9569.06843588996</text:p>
              </table:table-cell>
              <table:table-cell office:value-type="float" office:value="3246.07602671593">
                <text:p>3246.076026715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5" style:family="chart">
      <style:chart-properties chart:auto-position="true" style:rotation-angle="0"/>
      <style:text-properties fo:font-size="18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8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00cc" draw:fill-color="#0000c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_20__28_var_29_" svg:stroke-width="0.08cm" svg:stroke-color="#00ccff" draw:fill-color="#00cc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_20__28_var_29_" svg:stroke-width="0.08cm" svg:stroke-color="#66ff66" draw:fill-color="#66ff6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990000" draw:fill-color="#9900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Fine_20_Dashed_20__28_var_29_" svg:stroke-width="0.08cm" svg:stroke-color="#ff6666" draw:fill-color="#ff666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701cm" svg:height="15.241cm" xlink:href=".." xlink:type="simple" chart:class="chart:line" chart:style-name="ch1">
        <chart:legend chart:legend-position="bottom" svg:x="1.288cm" svg:y="10.061cm" style:legend-expansion="wide" chart:style-name="ch2"/>
        <chart:plot-area chart:style-name="ch3" table:cell-range-address="'failure-line'.A1:'failure-line'.G4" chart:data-source-has-labels="both" svg:x="1.801cm" svg:y="0.304cm" svg:width="10.646cm" svg:height="7.752cm">
          <chartooo:coordinate-region svg:x="2.74cm" svg:y="0.662cm" svg:width="9.189cm" svg:height="6.43cm"/>
          <chart:axis chart:dimension="x" chart:name="primary-x" chart:style-name="ch4" chartooo:axis-type="auto">
            <chartooo:date-scale/>
            <chart:title svg:x="5.065cm" svg:y="8.36cm" chart:style-name="ch5">
              <text:p>Concurrence</text:p>
            </chart:title>
            <chart:categories table:cell-range-address="'failure-line'.A2:'failure-line'.A4"/>
          </chart:axis>
          <chart:axis chart:dimension="y" chart:name="primary-y" chart:style-name="ch4">
            <chart:title svg:x="0.451cm" svg:y="6.583cm" chart:style-name="ch6">
              <text:p>Failure rate (%)</text:p>
            </chart:title>
            <chart:grid chart:style-name="ch7" chart:class="major"/>
          </chart:axis>
          <chart:series chart:style-name="ch8" chart:values-cell-range-address="'failure-line'.B2:'failure-line'.B4" chart:label-cell-address="'failure-line'.B1:'failure-line'.B1" chart:class="chart:line">
            <chart:data-point chart:repeated="3"/>
          </chart:series>
          <chart:series chart:style-name="ch9" chart:values-cell-range-address="'failure-line'.C2:'failure-line'.C4" chart:label-cell-address="'failure-line'.C1:'failure-line'.C1" chart:class="chart:line">
            <chart:data-point chart:repeated="3"/>
          </chart:series>
          <chart:series chart:style-name="ch10" chart:values-cell-range-address="'failure-line'.D2:'failure-line'.D4" chart:label-cell-address="'failure-line'.D1:'failure-line'.D1" chart:class="chart:line">
            <chart:data-point chart:repeated="3"/>
          </chart:series>
          <chart:series chart:style-name="ch11" chart:values-cell-range-address="'failure-line'.E2:'failure-line'.E4" chart:label-cell-address="'failure-line'.E1:'failure-line'.E1" chart:class="chart:line">
            <chart:data-point chart:repeated="3"/>
          </chart:series>
          <chart:series chart:style-name="ch12" chart:values-cell-range-address="'failure-line'.F2:'failure-line'.F4" chart:label-cell-address="'failure-line'.F1:'failure-line'.F1" chart:class="chart:line">
            <chart:data-point chart:repeated="3"/>
          </chart:series>
          <chart:series chart:style-name="ch13" chart:values-cell-range-address="'failure-line'.G2:'failure-line'.G4" chart:label-cell-address="'failure-line'.G1:'failure-line'.G1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WS aligner (without FaaS)</text:p>
                <draw:g>
                  <svg:desc>'failure-line'.B1:'failure-line'.B1</svg:desc>
                </draw:g>
              </table:table-cell>
              <table:table-cell office:value-type="string">
                <text:p>AWS aligner (with FaaS)</text:p>
                <draw:g>
                  <svg:desc>'failure-line'.C1:'failure-line'.C1</svg:desc>
                </draw:g>
              </table:table-cell>
              <table:table-cell office:value-type="string">
                <text:p>GCP aligner (without FaaS)</text:p>
                <draw:g>
                  <svg:desc>'failure-line'.D1:'failure-line'.D1</svg:desc>
                </draw:g>
              </table:table-cell>
              <table:table-cell office:value-type="string">
                <text:p>GCP aligner (with FaaS)</text:p>
                <draw:g>
                  <svg:desc>'failure-line'.E1:'failure-line'.E1</svg:desc>
                </draw:g>
              </table:table-cell>
              <table:table-cell office:value-type="string">
                <text:p>Azure aligner (without FaaS)</text:p>
                <draw:g>
                  <svg:desc>'failure-line'.F1:'failure-line'.F1</svg:desc>
                </draw:g>
              </table:table-cell>
              <table:table-cell office:value-type="string">
                <text:p>Azure aligner (with FaaS)</text:p>
                <draw:g>
                  <svg:desc>'failure-line'.G1:'failure-line'.G1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'failure-line'.A2:'failure-line'.A4</svg:desc>
                </draw:g>
              </table:table-cell>
              <table:table-cell office:value-type="float" office:value="0">
                <text:p>0</text:p>
                <draw:g>
                  <svg:desc>'failure-line'.B2:'failure-line'.B4</svg:desc>
                </draw:g>
              </table:table-cell>
              <table:table-cell office:value-type="float" office:value="11.038961038961">
                <text:p>11.038961038961</text:p>
                <draw:g>
                  <svg:desc>'failure-line'.C2:'failure-line'.C4</svg:desc>
                </draw:g>
              </table:table-cell>
              <table:table-cell office:value-type="float" office:value="0">
                <text:p>0</text:p>
                <draw:g>
                  <svg:desc>'failure-line'.D2:'failure-line'.D4</svg:desc>
                </draw:g>
              </table:table-cell>
              <table:table-cell office:value-type="float" office:value="0">
                <text:p>0</text:p>
                <draw:g>
                  <svg:desc>'failure-line'.E2:'failure-line'.E4</svg:desc>
                </draw:g>
              </table:table-cell>
              <table:table-cell office:value-type="float" office:value="0">
                <text:p>0</text:p>
                <draw:g>
                  <svg:desc>'failure-line'.F2:'failure-line'.F4</svg:desc>
                </draw:g>
              </table:table-cell>
              <table:table-cell office:value-type="float" office:value="0">
                <text:p>0</text:p>
                <draw:g>
                  <svg:desc>'failure-line'.G2:'failure-line'.G4</svg:desc>
                </draw:g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8.1119791666667">
                <text:p>28.1119791666667</text:p>
              </table:table-cell>
              <table:table-cell office:value-type="float" office:value="35.8343337334934">
                <text:p>35.8343337334934</text:p>
              </table:table-cell>
              <table:table-cell office:value-type="float" office:value="2.98177083333333">
                <text:p>2.98177083333333</text:p>
              </table:table-cell>
              <table:table-cell office:value-type="float" office:value="0">
                <text:p>0</text:p>
              </table:table-cell>
              <table:table-cell office:value-type="float" office:value="23.3203125">
                <text:p>23.3203125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1.23046875">
                <text:p>31.23046875</text:p>
              </table:table-cell>
              <table:table-cell office:value-type="float" office:value="32.0619126589276">
                <text:p>32.0619126589276</text:p>
              </table:table-cell>
              <table:table-cell office:value-type="float" office:value="7.52604166666667">
                <text:p>7.52604166666667</text:p>
              </table:table-cell>
              <table:table-cell office:value-type="float" office:value="0.188802083333333">
                <text:p>0.188802083333333</text:p>
              </table:table-cell>
              <table:table-cell office:value-type="float" office:value="33.02734375">
                <text:p>33.02734375</text:p>
              </table:table-cell>
              <table:table-cell office:value-type="float" office:value="8.37239583333333">
                <text:p>8.3723958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5">
      <number:number number:decimal-places="2" loext:min-decimal-places="2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5">
      <style:chart-properties chart:display-label="true" chart:logarithmic="false" chart:reverse-direction="tru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9999ff"/>
      <style:text-properties fo:font-size="18pt" style:font-size-asian="10pt" style:font-size-complex="10pt"/>
    </style:style>
    <style:style style:name="ch7" style:family="chart">
      <style:chart-properties chart:solid-type="cuboid" chart:data-label-number="percentage" chart:data-label-text="false" chart:data-label-symbol="false"/>
      <style:graphic-properties draw:fill-color="#0000cc"/>
    </style:style>
    <style:style style:name="ch8" style:family="chart">
      <style:chart-properties chart:solid-type="cuboid" chart:data-label-number="percentage" chart:data-label-text="false" chart:data-label-symbol="false"/>
      <style:graphic-properties draw:fill-color="#00ccff"/>
    </style:style>
    <style:style style:name="ch9" style:family="chart">
      <style:chart-properties chart:solid-type="cuboid" chart:data-label-number="percentage" chart:data-label-text="false" chart:data-label-symbol="false"/>
      <style:graphic-properties draw:fill-color="#579d1c"/>
    </style:style>
    <style:style style:name="ch10" style:family="chart">
      <style:chart-properties chart:solid-type="cuboid" chart:data-label-number="percentage" chart:data-label-text="false" chart:data-label-symbol="false"/>
      <style:graphic-properties draw:fill-color="#66ff66"/>
    </style:style>
    <style:style style:name="ch11" style:family="chart">
      <style:chart-properties chart:solid-type="cuboid" chart:data-label-number="percentage" chart:data-label-text="false" chart:data-label-symbol="false"/>
      <style:graphic-properties draw:fill-color="#990000"/>
    </style:style>
    <style:style style:name="ch12" style:family="chart">
      <style:chart-properties chart:solid-type="cuboid" chart:data-label-number="percentage" chart:data-label-text="false" chart:data-label-symbol="false"/>
      <style:graphic-properties draw:fill-color="#ff666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01cm" svg:height="15.241cm" xlink:href=".." xlink:type="simple" chart:class="chart:circle" chart:style-name="ch1">
        <chart:legend chart:legend-position="bottom" svg:x="1.898cm" svg:y="10.061cm" style:legend-expansion="wide" chart:style-name="ch2"/>
        <chart:plot-area chart:style-name="ch3" table:cell-range-address="'failure-pie'.A1:'failure-pie'.B7" chart:data-source-has-labels="both" svg:x="0.254cm" svg:y="0.304cm" svg:width="12.193cm" svg:height="9.269cm">
          <chartooo:coordinate-region svg:x="2.164cm" svg:y="0.415cm" svg:width="8.324cm" svg:height="8.324cm"/>
          <chart:axis chart:dimension="x" chart:name="primary-x" chart:style-name="ch4" chartooo:axis-type="auto">
            <chartooo:date-scale/>
            <chart:categories table:cell-range-address="'failure-pie'.A2:'failure-pie'.A7"/>
          </chart:axis>
          <chart:axis chart:dimension="y" chart:name="primary-y" chart:style-name="ch5"/>
          <chart:series chart:style-name="ch6" chart:values-cell-range-address="'failure-pie'.B2:'failure-pie'.B7" chart:label-cell-address="'failure-pie'.B1:'failure-pie'.B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'failure-pie'.B1:'failure-pi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aligner (without FaaS)</text:p>
                <draw:g>
                  <svg:desc>'failure-pie'.A2:'failure-pie'.A7</svg:desc>
                </draw:g>
              </table:table-cell>
              <table:table-cell office:value-type="float" office:value="6956">
                <text:p>6956</text:p>
                <draw:g>
                  <svg:desc>'failure-pie'.B2:'failure-pie'.B7</svg:desc>
                </draw:g>
              </table:table-cell>
            </table:table-row>
            <table:table-row>
              <table:table-cell office:value-type="string">
                <text:p>AWS aligner (with FaaS)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string">
                <text:p>GCP aligner (without FaaS)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GCP aligner (with FaaS)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Azure aligner (without FaaS)</text:p>
              </table:table-cell>
              <table:table-cell office:value-type="float" office:value="6864">
                <text:p>6864</text:p>
              </table:table-cell>
            </table:table-row>
            <table:table-row>
              <table:table-cell office:value-type="string">
                <text:p>Azure aligner (with FaaS)</text:p>
              </table:table-cell>
              <table:table-cell office:value-type="float" office:value="1318">
                <text:p>13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29" number:title="User-defined">
      <number:number number:decimal-places="3" loext:min-decimal-places="3" number:min-integer-digits="1"/>
    </number:number-style>
    <number:number-style style:name="N130" number:title="User-defined">
      <number:number number:decimal-places="1" loext:min-decimal-places="1" number:min-integer-digits="1"/>
    </number:number-style>
    <number:number-style style:name="N131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3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fo:font-weight="bold" style:font-size-asian="9pt" style:font-size-complex="9pt"/>
    </style:style>
    <style:style style:name="ch6" style:family="chart" style:data-style-name="N130">
      <style:chart-properties chart:display-label="true" chart:logarithmic="false" chart:minimum="0" chart:maximum="1.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9">
      <style:chart-properties chart:symbol-type="none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10" style:family="chart" style:data-style-name="N129">
      <style:chart-properties chart:symbol-type="none" chart:link-data-style-to-source="true"/>
      <style:graphic-properties draw:stroke="dash" draw:stroke-dash="Dot" svg:stroke-width="0.08cm" svg:stroke-color="#b4c7dc" draw:fill-color="#b4c7dc" dr3d:edge-rounding="5%"/>
      <style:text-properties fo:font-size="10pt" style:font-size-asian="10pt" style:font-size-complex="10pt"/>
    </style:style>
    <style:style style:name="ch11" style:family="chart" style:data-style-name="N129">
      <style:chart-properties chart:symbol-type="none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2" style:family="chart" style:data-style-name="N129">
      <style:chart-properties chart:symbol-type="none" chart:link-data-style-to-source="true"/>
      <style:graphic-properties draw:stroke="dash" draw:stroke-dash="Dot" svg:stroke-width="0.08cm" svg:stroke-color="#afd095" draw:fill-color="#afd095"/>
      <style:text-properties fo:font-size="10pt" style:font-size-asian="10pt" style:font-size-complex="10pt"/>
    </style:style>
    <style:style style:name="ch13" style:family="chart" style:data-style-name="N129">
      <style:chart-properties chart:symbol-type="none" chart:link-data-style-to-source="true"/>
      <style:graphic-properties svg:stroke-width="0.08cm" svg:stroke-color="#be480a" draw:fill-color="#be480a"/>
      <style:text-properties fo:font-size="10pt" style:font-size-asian="10pt" style:font-size-complex="10pt"/>
    </style:style>
    <style:style style:name="ch14" style:family="chart" style:data-style-name="N129">
      <style:chart-properties chart:symbol-type="none" chart:link-data-style-to-source="true"/>
      <style:graphic-properties draw:stroke="dash" draw:stroke-dash="Dot" svg:stroke-width="0.08cm" svg:stroke-color="#ff6d6d" draw:fill-color="#ff6d6d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529cm" svg:height="10.643cm" xlink:href=".." xlink:type="simple" chart:class="chart:line" chart:style-name="ch1">
        <chart:legend chart:legend-position="bottom" svg:x="1.74cm" svg:y="9.228cm" style:legend-expansion="wide" chart:style-name="ch2"/>
        <chart:plot-area chart:style-name="ch3" table:cell-range-address="costs.A37:costs.G47" chart:data-source-has-labels="both" svg:x="1.868cm" svg:y="0.212cm" svg:width="21.191cm" svg:height="7.252cm">
          <chartooo:coordinate-region svg:x="2.913cm" svg:y="0.212cm" svg:width="19.668cm" svg:height="6.393cm"/>
          <chart:axis chart:dimension="x" chart:name="primary-x" chart:style-name="ch4" chartooo:axis-type="auto">
            <chartooo:date-scale/>
            <chart:title svg:x="10.628cm" svg:y="7.677cm" chart:style-name="ch5">
              <text:p>Concurrence</text:p>
            </chart:title>
            <chart:categories table:cell-range-address="costs.A38:costs.A47"/>
          </chart:axis>
          <chart:axis chart:dimension="y" chart:name="primary-y" chart:style-name="ch6">
            <chart:title svg:x="0.451cm" svg:y="4.985cm" chart:style-name="ch7">
              <text:p>Cost ($)</text:p>
            </chart:title>
            <chart:grid chart:style-name="ch8" chart:class="major"/>
          </chart:axis>
          <chart:series chart:style-name="ch9" chart:values-cell-range-address="costs.B38:costs.B47" chart:label-cell-address="costs.B37:costs.B37" chart:class="chart:line">
            <chart:data-point chart:repeated="10"/>
          </chart:series>
          <chart:series chart:style-name="ch10" chart:values-cell-range-address="costs.C38:costs.C47" chart:label-cell-address="costs.C37:costs.C37" chart:class="chart:line">
            <chart:data-point chart:repeated="10"/>
          </chart:series>
          <chart:series chart:style-name="ch11" chart:values-cell-range-address="costs.D38:costs.D47" chart:label-cell-address="costs.D37:costs.D37" chart:class="chart:line">
            <chart:data-point chart:repeated="10"/>
          </chart:series>
          <chart:series chart:style-name="ch12" chart:values-cell-range-address="costs.E38:costs.E47" chart:label-cell-address="costs.E37:costs.E37" chart:class="chart:line">
            <chart:data-point chart:repeated="10"/>
          </chart:series>
          <chart:series chart:style-name="ch13" chart:values-cell-range-address="costs.F38:costs.F47" chart:label-cell-address="costs.F37:costs.F37" chart:class="chart:line">
            <chart:data-point chart:repeated="10"/>
          </chart:series>
          <chart:series chart:style-name="ch14" chart:values-cell-range-address="costs.G38:costs.G47" chart:label-cell-address="costs.G37:costs.G37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WS (without FaaS)</text:p>
                <draw:g>
                  <svg:desc>costs.B37:costs.B37</svg:desc>
                </draw:g>
              </table:table-cell>
              <table:table-cell office:value-type="string">
                <text:p>AWS (with FaaS)</text:p>
                <draw:g>
                  <svg:desc>costs.C37:costs.C37</svg:desc>
                </draw:g>
              </table:table-cell>
              <table:table-cell office:value-type="string">
                <text:p>GCP (without FaaS)</text:p>
                <draw:g>
                  <svg:desc>costs.D37:costs.D37</svg:desc>
                </draw:g>
              </table:table-cell>
              <table:table-cell office:value-type="string">
                <text:p>GCP  (with FaaS)</text:p>
                <draw:g>
                  <svg:desc>costs.E37:costs.E37</svg:desc>
                </draw:g>
              </table:table-cell>
              <table:table-cell office:value-type="string">
                <text:p>Azure (without FaaS)</text:p>
                <draw:g>
                  <svg:desc>costs.F37:costs.F37</svg:desc>
                </draw:g>
              </table:table-cell>
              <table:table-cell office:value-type="string">
                <text:p>Azure (with FaaS)</text:p>
                <draw:g>
                  <svg:desc>costs.G37:costs.G3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sts.A38:costs.A47</svg:desc>
                </draw:g>
              </table:table-cell>
              <table:table-cell office:value-type="float" office:value="0.0414027851851852">
                <text:p>0.0414027851851852</text:p>
                <draw:g>
                  <svg:desc>costs.B38:costs.B47</svg:desc>
                </draw:g>
              </table:table-cell>
              <table:table-cell office:value-type="float" office:value="0.67533188161963">
                <text:p>0.67533188161963</text:p>
                <draw:g>
                  <svg:desc>costs.C38:costs.C47</svg:desc>
                </draw:g>
              </table:table-cell>
              <table:table-cell office:value-type="float" office:value="0.0201762737037037">
                <text:p>0.0201762737037037</text:p>
                <draw:g>
                  <svg:desc>costs.D38:costs.D47</svg:desc>
                </draw:g>
              </table:table-cell>
              <table:table-cell office:value-type="float" office:value="0.0926390502222222">
                <text:p>0.0926390502222222</text:p>
                <draw:g>
                  <svg:desc>costs.E38:costs.E47</svg:desc>
                </draw:g>
              </table:table-cell>
              <table:table-cell office:value-type="float" office:value="0.0328336666666666">
                <text:p>0.0328336666666666</text:p>
                <draw:g>
                  <svg:desc>costs.F38:costs.F47</svg:desc>
                </draw:g>
              </table:table-cell>
              <table:table-cell office:value-type="float" office:value="0.0403989666666667">
                <text:p>0.0403989666666667</text:p>
                <draw:g>
                  <svg:desc>costs.G38:costs.G4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460912592592592">
                <text:p>0.0460912592592592</text:p>
              </table:table-cell>
              <table:table-cell office:value-type="float" office:value="0.333081643385509">
                <text:p>0.333081643385509</text:p>
              </table:table-cell>
              <table:table-cell office:value-type="float" office:value="0.0210972957407407">
                <text:p>0.0210972957407407</text:p>
              </table:table-cell>
              <table:table-cell office:value-type="float" office:value="0.0923117012962961">
                <text:p>0.0923117012962961</text:p>
              </table:table-cell>
              <table:table-cell office:value-type="float" office:value="0.0346330833333334">
                <text:p>0.0346330833333334</text:p>
              </table:table-cell>
              <table:table-cell office:value-type="float" office:value="0.04299095">
                <text:p>0.042990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11918814814815">
                <text:p>0.0511918814814815</text:p>
              </table:table-cell>
              <table:table-cell office:value-type="float" office:value="0.357395376633137">
                <text:p>0.357395376633137</text:p>
              </table:table-cell>
              <table:table-cell office:value-type="float" office:value="0.0231394214351852">
                <text:p>0.0231394214351852</text:p>
              </table:table-cell>
              <table:table-cell office:value-type="float" office:value="0.0954639623888889">
                <text:p>0.0954639623888889</text:p>
              </table:table-cell>
              <table:table-cell office:value-type="float" office:value="0.0375873333333334">
                <text:p>0.0375873333333334</text:p>
              </table:table-cell>
              <table:table-cell office:value-type="float" office:value="0.0444982916666667">
                <text:p>0.044498291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647003259259259">
                <text:p>0.0647003259259259</text:p>
              </table:table-cell>
              <table:table-cell office:value-type="float" office:value="0.280141771376007">
                <text:p>0.280141771376007</text:p>
              </table:table-cell>
              <table:table-cell office:value-type="float" office:value="0.0278002096296296">
                <text:p>0.0278002096296296</text:p>
              </table:table-cell>
              <table:table-cell office:value-type="float" office:value="0.0943581797592594">
                <text:p>0.0943581797592594</text:p>
              </table:table-cell>
              <table:table-cell office:value-type="float" office:value="0.044975125">
                <text:p>0.044975125</text:p>
              </table:table-cell>
              <table:table-cell office:value-type="float" office:value="0.04502225">
                <text:p>0.045022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909293185185186">
                <text:p>0.0909293185185186</text:p>
              </table:table-cell>
              <table:table-cell office:value-type="float" office:value="0.191754381137338">
                <text:p>0.191754381137338</text:p>
              </table:table-cell>
              <table:table-cell office:value-type="float" office:value="0.0374260393981482">
                <text:p>0.0374260393981482</text:p>
              </table:table-cell>
              <table:table-cell office:value-type="float" office:value="0.0957553534675927">
                <text:p>0.0957553534675927</text:p>
              </table:table-cell>
              <table:table-cell office:value-type="float" office:value="0.0582306142241379">
                <text:p>0.0582306142241379</text:p>
              </table:table-cell>
              <table:table-cell office:value-type="float" office:value="0.0478481791666667">
                <text:p>0.04784817916666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38187688888889">
                <text:p>0.138187688888889</text:p>
              </table:table-cell>
              <table:table-cell office:value-type="float" office:value="0.15035037552165">
                <text:p>0.15035037552165</text:p>
              </table:table-cell>
              <table:table-cell office:value-type="float" office:value="0.056180009375">
                <text:p>0.056180009375</text:p>
              </table:table-cell>
              <table:table-cell office:value-type="float" office:value="0.0978486455532406">
                <text:p>0.0978486455532406</text:p>
              </table:table-cell>
              <table:table-cell office:value-type="float" office:value="0.0859492291666665">
                <text:p>0.0859492291666665</text:p>
              </table:table-cell>
              <table:table-cell office:value-type="float" office:value="0.0537581270833333">
                <text:p>0.05375812708333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24186251851852">
                <text:p>0.224186251851852</text:p>
              </table:table-cell>
              <table:table-cell office:value-type="float" office:value="0.693936816264388">
                <text:p>0.693936816264388</text:p>
              </table:table-cell>
              <table:table-cell office:value-type="float" office:value="0.0942750829166667">
                <text:p>0.0942750829166667</text:p>
              </table:table-cell>
              <table:table-cell office:value-type="float" office:value="0.103366071079861">
                <text:p>0.103366071079861</text:p>
              </table:table-cell>
              <table:table-cell office:value-type="float" office:value="0.140106924479166">
                <text:p>0.140106924479166</text:p>
              </table:table-cell>
              <table:table-cell office:value-type="float" office:value="0.0684430205959228">
                <text:p>0.068443020595922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04849105555556">
                <text:p>0.404849105555556</text:p>
              </table:table-cell>
              <table:table-cell office:value-type="float" office:value="0.637860291932621">
                <text:p>0.637860291932621</text:p>
              </table:table-cell>
              <table:table-cell office:value-type="float" office:value="0.16729614098669">
                <text:p>0.16729614098669</text:p>
              </table:table-cell>
              <table:table-cell office:value-type="float" office:value="0.107770854197338">
                <text:p>0.107770854197338</text:p>
              </table:table-cell>
              <table:table-cell office:value-type="float" office:value="0.249025477864584">
                <text:p>0.249025477864584</text:p>
              </table:table-cell>
              <table:table-cell office:value-type="float" office:value="0.0922126021237058">
                <text:p>0.092212602123705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580173898931353">
                <text:p>0.580173898931353</text:p>
              </table:table-cell>
              <table:table-cell office:value-type="float" office:value="0.607950252420301">
                <text:p>0.607950252420301</text:p>
              </table:table-cell>
              <table:table-cell office:value-type="float" office:value="0.299451639035774">
                <text:p>0.299451639035774</text:p>
              </table:table-cell>
              <table:table-cell office:value-type="float" office:value="0.119415267688947">
                <text:p>0.119415267688947</text:p>
              </table:table-cell>
              <table:table-cell office:value-type="float" office:value="0.374590849889625">
                <text:p>0.374590849889625</text:p>
              </table:table-cell>
              <table:table-cell office:value-type="float" office:value="0.162144725758368">
                <text:p>0.16214472575836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00503946799625">
                <text:p>1.00503946799625</text:p>
              </table:table-cell>
              <table:table-cell office:value-type="float" office:value="0.960305911855942">
                <text:p>0.960305911855942</text:p>
              </table:table-cell>
              <table:table-cell office:value-type="float" office:value="0.541977524234176">
                <text:p>0.541977524234176</text:p>
              </table:table-cell>
              <table:table-cell office:value-type="float" office:value="0.138739609651324">
                <text:p>0.138739609651324</text:p>
              </table:table-cell>
              <table:table-cell office:value-type="float" office:value="0.621989448332847">
                <text:p>0.621989448332847</text:p>
              </table:table-cell>
              <table:table-cell office:value-type="float" office:value="0.217589493789967">
                <text:p>0.2175894937899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